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text-properties fo:font-size="16.5pt" style:font-size-asian="16.5pt" style:font-size-complex="16.5pt"/>
    </style:style>
    <style:style style:name="P127" style:family="paragraph" style:parent-style-name="Standard">
      <style:text-properties fo:font-size="16.5pt" fo:font-weight="bold" style:font-size-asian="16.5pt" style:font-weight-asian="bold" style:font-size-complex="16.5pt" style:font-weight-complex="bold"/>
    </style:style>
    <style:style style:name="P128" style:family="paragraph" style:parent-style-name="Standard">
      <style:text-properties fo:font-size="16.5pt" fo:font-weight="normal" style:font-size-asian="16.5pt" style:font-weight-asian="normal" style:font-size-complex="16.5pt" style:font-weight-complex="normal"/>
    </style:style>
    <style:style style:name="P129" style:family="paragraph" style:parent-style-name="Standard">
      <style:text-properties fo:font-size="12.5pt" fo:font-weight="bold" style:font-size-asian="12.5pt" style:font-weight-asian="bold" style:font-size-complex="12.5pt" style:font-weight-complex="bold"/>
    </style:style>
    <style:style style:name="P130" style:family="paragraph" style:parent-style-name="Standard">
      <style:text-properties fo:font-size="12.5pt" style:font-size-asian="12.5pt" style:font-size-complex="12.5pt"/>
    </style:style>
    <style:style style:name="P13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2" style:family="paragraph" style:parent-style-name="Standard">
      <style:text-properties fo:font-size="14pt" style:font-size-asian="14pt" style:font-size-complex="14pt"/>
    </style:style>
    <style:style style:name="P133" style:family="paragraph" style:parent-style-name="Standard">
      <style:text-properties fo:font-size="14pt" fo:font-weight="normal" style:font-size-asian="14pt" style:font-weight-asian="normal" style:font-size-complex="14pt" style:font-weight-complex="normal"/>
    </style:style>
    <style:style style:name="P134" style:family="paragraph" style:parent-style-name="Standard">
      <style:text-properties fo:font-size="14pt" fo:font-weight="bold" style:font-size-asian="14pt" style:font-weight-asian="bold" style:font-size-complex="14pt"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2" style:family="paragraph" style:parent-style-name="Standard">
      <style:text-properties fo:font-size="13pt" fo:font-weight="normal" style:font-size-asian="13pt" style:font-weight-asian="normal" style:font-size-complex="13pt" style:font-weight-complex="normal"/>
    </style:style>
    <style:style style:name="P143" style:family="paragraph" style:parent-style-name="Standard">
      <style:text-properties fo:font-size="13pt" style:font-size-asian="13pt" style:font-size-complex="13pt"/>
    </style:style>
    <style:style style:name="P144" style:family="paragraph" style:parent-style-name="Standard">
      <style:text-properties fo:font-size="13pt" fo:font-weight="bold" style:font-size-asian="13pt" style:font-weight-asian="bold" style:font-size-complex="13pt" style:font-weight-complex="bold"/>
    </style:style>
    <style:style style:name="P145" style:family="paragraph" style:parent-style-name="Standard">
      <style:text-properties fo:font-size="12pt" style:font-size-asian="12pt" style:font-size-complex="12pt"/>
    </style:style>
    <style:style style:name="P146" style:family="paragraph" style:parent-style-name="Standard">
      <style:text-properties style:font-name="Times New Roman" fo:font-size="14pt" style:font-size-asian="14pt" style:font-size-complex="14pt"/>
    </style:style>
    <style:style style:name="P147" style:family="paragraph" style:parent-style-name="Standard">
      <style:text-properties style:font-name="Times New Roman" fo:font-size="14pt" fo:font-weight="normal" style:font-size-asian="14pt" style:font-weight-asian="normal" style:font-size-complex="14pt" style:font-weight-complex="normal"/>
    </style:style>
    <style:style style:name="P148" style:family="paragraph" style:parent-style-name="Standard">
      <style:text-properties style:font-name="Times New Roman" fo:font-size="14pt" fo:font-weight="bold" style:font-size-asian="14pt" style:font-weight-asian="bold" style:font-size-complex="14pt" style:font-weight-complex="bold"/>
    </style:style>
    <style:style style:name="P14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20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Sat May 4, 2019 <text:span text:style-name="T1">5.5 miles</text:span></text:p>
      <text:p text:style-name="P116"><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5"/>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6205165567047243080" text:style-name="L1">
        <text:list-item>
          <text:list>
            <text:list-header>
              <text:p text:style-name="P159">1.25 miles at various paces on roads, 1.5 miles on the track at about</text:p>
              <text:p text:style-name="P159">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6">Mon July 29, 2019 <text:span text:style-name="T1">4.3 miles</text:span></text:p>
      <text:p text:style-name="P126">I ran with our running group on the Greendale Cemetery 510 meter loop.</text:p>
      <text:p text:style-name="P127">warm up: <text:span text:style-name="T2">1.3 miles</text:span></text:p>
      <text:p text:style-name="P127">Run: <text:span text:style-name="T2">1 x 200m (54s mainly downhill) and jog 300m</text:span></text:p>
      <text:p text:style-name="P128">5 x 510m with about a 300m jog between the runs</text:p>
      <text:p text:style-name="P128">My times: 2:34, 2:34, 2:29, 2:30, 2:21</text:p>
      <text:p text:style-name="P127">Warm down:<text:span text:style-name="T2"> 510m jog</text:span></text:p>
      <text:p text:style-name="P128"/>
      <text:p text:style-name="P127"><text:span text:style-name="T2">Tues July 30, 2019 </text:span>no running</text:p>
      <text:p text:style-name="P128"/>
      <text:p text:style-name="P126">Wed July 31, 2019 <text:span text:style-name="T1">5 miles</text:span></text:p>
      <text:p text:style-name="P126">I ran with our running group on the Greendale Cemetery 510 meter loop.</text:p>
      <text:p text:style-name="P127">warm up: <text:span text:style-name="T2">1 mile in 9:50, rest 2 minutes, 1 mile in 10:45, rest 7 minutes </text:span></text:p>
      <text:p text:style-name="P127">Run: <text:span text:style-name="T2">1 x 200m (54s mainly downhill) and jog 300m</text:span></text:p>
      <text:p text:style-name="P128">5 x 510m with about a 300m jog between the runs</text:p>
      <text:p text:style-name="P128">My times: 2:37, 2:29, 2:22, 2:24, 2:21</text:p>
      <text:p text:style-name="P127">Warm down:<text:span text:style-name="T2"> 510m jog</text:span></text:p>
      <text:p text:style-name="P128"/>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9029444949489823673" text:style-name="L2">
        <text:list-item>
          <text:list>
            <text:list-header>
              <text:p text:style-name="P161">1.75 mile warm up at about 10:00/mile and rest a few minutes</text:p>
              <text:p text:style-name="P161">1 x 200, 4 x 400, 1 x 200 with about a 350m jog after each run. <text:s/></text:p>
              <text:p text:style-name="P161">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7931694074361510873" text:style-name="L3">
        <text:list-item>
          <text:list>
            <text:list-header>
              <text:p text:style-name="P162">5.5 miles averaging 12:27/mile</text:p>
              <text:p text:style-name="P162">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8"><text:soft-page-break/>Sat Jan 25, 2020 <text:s/><text:span text:style-name="T1">5 miles, <text:s text:c="3"/></text:span>I ran on a Wise Center treadmill and did a 142 bpm test.</text:p>
      <text:p text:style-name="P108"><text:span text:style-name="T1">Run:</text:span> <text:s/>I ran 5 miles. Splits and pulses at the end of each mile:</text:p>
      <text:p text:style-name="P108">9:34 (133 bpm), 9:03 (142), 9:08 (142), 9:27 (142), 9:37 (142)</text:p>
      <text:p text:style-name="P108">I have done similar tests for years. The following are the rules I will be using for a while for the test. <text:s/></text:p>
      <text:list xml:id="list4099920463188944711" text:style-name="L4">
        <text:list-item>
          <text:p text:style-name="P16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3">Continue adjusting the speed so HR stays near 142. <text:s/>Also continue taking splits for each mile and remembering HR at the end of each mile. <text:s/>Stop running after a mile split goes above 9:30. <text:s/></text:p>
        </text:list-item>
        <text:list-item>
          <text:p text:style-name="P16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8"/>
      <text:p text:style-name="P108">Sun Jan 26, 2020 <text:span text:style-name="T1">6.5 miles</text:span> I ran on a Wise Center treadmill. </text:p>
      <text:p text:style-name="P108"><text:span text:style-name="T1">warm up:</text:span> <text:s/>2 miles, Splits and pulses at the end of each mile: 9:29 (129 bpm), 9:00 (139)</text:p>
      <text:p text:style-name="P108"><text:span text:style-name="T1">Run: </text:span><text:s/>8 x ¼ mile with ¼ mile jog before each run. </text:p>
      <text:p text:style-name="P108">Times for runs and pulses at the end of each:</text:p>
      <text:p text:style-name="P108">1:58.4 (145 bpm), 1:58.4 (149), 1:58.4 (150), 1:58.4 (151), 1:56.9 (153), 1:56.9 (153),</text:p>
      <text:p text:style-name="P108">1:56.9 (153), 1:52.5 (155), The jogs were all about 3:00.</text:p>
      <text:p text:style-name="P109">Warm down: <text:span text:style-name="T2">½ mile in about 5:30</text:span></text:p>
      <text:p text:style-name="P108"/>
      <text:p text:style-name="P109"><text:span text:style-name="T2">Mon Jan 27, 2020 </text:span>no running<text:span text:style-name="T2"> <text:s/></text:span></text:p>
      <text:p text:style-name="P108"/>
      <text:p text:style-name="P109"><text:span text:style-name="T2">Tues Jan 28, 2020 </text:span>5.5 miles, I ran on a treadmill and did142 bpm test like I did 3 days ago. </text:p>
      <text:p text:style-name="P108"><text:span text:style-name="T1">Run:</text:span> <text:s/>I ran 5 miles. Splits and pulses at the end of each mile:</text:p>
      <text:p text:style-name="P108">9:29 (135 bpm), 9:59 (143), 9:10 (142), 9:22 (142), 9:37 (142)</text:p>
      <text:p text:style-name="P108">The result was about the same as 3 days ago.</text:p>
      <text:p text:style-name="P109">Warm down:<text:span text:style-name="T2"> ½ mile in about 5:30 </text:span></text:p>
      <text:p text:style-name="P108"/>
      <text:p text:style-name="P109"><text:span text:style-name="T2">Wed Jan 29, 2020 </text:span>5.5 miles<text:span text:style-name="T2"> <text:s/>I ran on a Wise Center treadmill. <text:s/></text:span></text:p>
      <text:p text:style-name="P108"><text:span text:style-name="T1">warm up:</text:span> 3 miles with incline at 0.5%, Approximate Splits: 10:00, 9:30, 9:00, </text:p>
      <text:p text:style-name="P108">Final pulse:139 bpm, rest 4:00</text:p>
      <text:p text:style-name="P108"><text:span text:style-name="T1">Run:</text:span>Incline at 0%, 2 miles at 8:00/mile pace, </text:p>
      <text:p text:style-name="P108">Pulse at the end of each ½ mile: 151 bpm, 155, 158, 156</text:p>
      <text:p text:style-name="P108"><text:span text:style-name="T1">Warm down:</text:span> ½ mile in about 5:30</text:p>
      <text:p text:style-name="P108">I ran better today than one week ago , Jan 22, 2020no</text:p>
      <text:p text:style-name="P108"/>
      <text:p text:style-name="P108">Thur Jan 30, 2020 <text:span text:style-name="T1">no running </text:span></text:p>
      <text:p text:style-name="P108"/>
      <text:p text:style-name="P108">Fri Jan 31, 2020 <text:span text:style-name="T1">4.5 miles</text:span> <text:s/>I ran on a Wise Center Treadmill.</text:p>
      <text:p text:style-name="P109">Run: <text:span text:style-name="T2">4 miles in 36:08 or 9:02/mile, </text:span></text:p>
      <text:p text:style-name="P108">Splits and pulses at the end of each mile: 9:17 (135 bpm), 8:57 (139), 8:57 (142), 8:57 (147)</text:p>
      <text:p text:style-name="P109">Warm down:<text:span text:style-name="T2"> <text:s/>½ mile in about 5:30</text:span></text:p>
      <text:p text:style-name="P108"/>
      <text:p text:style-name="P108"><text:span text:style-name="T16">In the past week: </text:span><text:span text:style-name="T1">27 miles</text:span></text:p>
      <text:p text:style-name="P109"><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101437040785973090"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6488504962076827495" text:style-name="L6">
        <text:list-item>
          <text:list>
            <text:list-header>
              <text:p text:style-name="P195"><text:span text:style-name="T1">warm up:</text:span> 0.2 mile jog and rest 2 minutes</text:p>
              <text:p text:style-name="P195"><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9"/>
      <text:p text:style-name="P13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0"/>
      <text:p text:style-name="P13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0"/>
      <text:p text:style-name="P13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0"><text:tab/><text:tab/><text:tab/><text:tab/><text:tab/><text:tab/><text:tab/><text:tab/><text:tab/><text:tab/><text:tab/>Result for 5.4 miles</text:p>
      <text:p text:style-name="P130"><text:s text:c="24"/>Times and totals<text:tab/><text:tab/><text:tab/><text:tab/> <text:s text:c="4"/>Start Times <text:s text:c="5"/><text:tab/>August 1, 2020</text:p>
      <text:p text:style-name="P131">Jim<text:tab/>16:01, 15:44, 15:07 Total = 46:52 -&gt; 46:00<text:tab/><text:tab/>0<text:tab/><text:tab/>47:16</text:p>
      <text:p text:style-name="P130">Bill<text:tab/> <text:s text:c="3"/>15:12, 15:11, 15:17 Total = 45:40<text:tab/><text:tab/><text:tab/>0:20<text:tab/><text:tab/>46:08<text:tab/><text:tab/></text:p>
      <text:p text:style-name="P130">Brian <text:s text:c="6"/>15:01, 15:23, 14:30 Total = 44:54<text:tab/><text:tab/><text:tab/>1:06</text:p>
      <text:p text:style-name="P130">David <text:s text:c="5"/>15:02, 15:06, 13:21 Total = 43:29<text:tab/><text:tab/><text:tab/>2:31<text:tab/><text:tab/>43:38</text:p>
      <text:p text:style-name="P130">Tim <text:s text:c="8"/>14:52, 13:56, 12:51 Total = 41:39<text:tab/><text:tab/><text:tab/>4:21</text:p>
      <text:p text:style-name="P130">Colton<text:tab/> <text:s text:c="3"/>13:56, 13:03, 12:16 Total = 39:15<text:tab/><text:tab/><text:tab/>6:45</text:p>
      <text:p text:style-name="P130"/>
      <text:p text:style-name="P13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0"/>
      <text:p text:style-name="P13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2"><text:soft-page-break/>Sun <text:s/>Aug 2, 2020 <text:span text:style-name="T1">5 miles</text:span></text:p>
      <text:p text:style-name="P133"><text:span text:style-name="T1">Run:</text:span> 5 miles on the “Morning Loop” in the counter clockwise direction averaging 10:15/mile.</text:p>
      <text:p text:style-name="P132"/>
      <text:p text:style-name="P132">Mon Aug 3, 2020 <text:span text:style-name="T1">5.25 miles</text:span></text:p>
      <text:p text:style-name="P132"><text:span text:style-name="T1">warm up:</text:span> <text:s/>0.25 miles to the cemetery loop</text:p>
      <text:p text:style-name="P134">Run: <text:s/><text:span text:style-name="T2">½ mile down and ½ mile up hill in 10:30, elevation change is 120 feet, rest 2:00</text:span></text:p>
      <text:p text:style-name="P133">6 x 0.317 miles on the loop with a 0.317 mile jog between the runs</text:p>
      <text:p text:style-name="P133">average time for runs: 2:49 (8:53/mile), average time for jogs: 3:24 (10:45/mile)</text:p>
      <text:p text:style-name="P133">Vertical ascent on one loop: 22 feet</text:p>
      <text:p text:style-name="P134">Warm down:<text:span text:style-name="T2"> <text:s/>0.5 mile jog</text:span></text:p>
      <text:p text:style-name="P133"/>
      <text:p text:style-name="P133"/>
      <text:p text:style-name="P132">Tues Aug 4, 2020 <text:span text:style-name="T1">5.35 miles <text:s/></text:span><text:span text:style-name="T2">(The same workout as yesterday)</text:span></text:p>
      <text:p text:style-name="P132"><text:span text:style-name="T1">warm up:</text:span> <text:s/>0.25 miles to the cemetery loop</text:p>
      <text:p text:style-name="P134">Run: <text:s/><text:span text:style-name="T2">½ mile down and ½ mile up hill in 9:57, elevation change is 120 feet, rest 3:00</text:span></text:p>
      <text:p text:style-name="P133">6 x 0.317 miles on the loop with a 0.317 mile jog between the runs</text:p>
      <text:p text:style-name="P133">average time for runs: 2:40 (8:25/mile), average time for jogs: 3:33 (11:12/mile)</text:p>
      <text:p text:style-name="P133">The last 0.317 mile run in 2:25 (7:37/mile)</text:p>
      <text:p text:style-name="P133">Vertical ascent on one loop: 22 feet</text:p>
      <text:p text:style-name="P133">Warm down: <text:s/>0.6 mile jog</text:p>
      <text:p text:style-name="P133"/>
      <text:p text:style-name="P133">Wed Aug 5, 2020 <text:span text:style-name="T1">5 miles running </text:span>(1 mile walking and 5 miles of running)</text:p>
      <text:p text:style-name="P133">I ran and walked 6 miles on hilly roads and averaged 12:10/mile. <text:s/>I walked 10 times for a total of 1 mile of walking and 5 miles of running.</text:p>
      <text:p text:style-name="P133"/>
      <text:p text:style-name="P133">Thur Aug 6, 2020 <text:span text:style-name="T1">5.5 miles running </text:span>(1 mile walking and 5.5 miles of running)</text:p>
      <text:p text:style-name="P133"><text:span text:style-name="T1">warm up:</text:span> 0.25 mile jog</text:p>
      <text:p text:style-name="P133"><text:span text:style-name="T1">Run:</text:span> 6 miles on hilly roads and averaged 12:12/mile. <text:s/>I walked 10 times for a total of <text:s text:c="3"/>1 mile of walking and 5 miles of running. Total vertical ascent: 630 feet.</text:p>
      <text:p text:style-name="P133"><text:span text:style-name="T1">Warm down:</text:span> 0.25 mile jog </text:p>
      <text:p text:style-name="P133"/>
      <text:p text:style-name="P133"/>
      <text:p text:style-name="P133"><text:s/></text:p>
      <text:p text:style-name="P133">Fri Aug 7, 2020 <text:span text:style-name="T1">2 miles</text:span></text:p>
      <text:p text:style-name="P133">I ran 2 easy miles. The ball of my left foot is hurting.</text:p>
      <text:p text:style-name="P133"/>
      <text:p text:style-name="P134"/>
      <text:p text:style-name="P134"/>
      <text:p text:style-name="P134">In the last week: 34.5 miles running</text:p>
      <text:p text:style-name="P135"/>
      <text:p text:style-name="P135"/>
      <text:p text:style-name="P139"><text:soft-page-break/>Sat Aug 8, 20 <text:span text:style-name="T1">6.5 miles</text:span></text:p>
      <text:p text:style-name="P140">warm up: <text:span text:style-name="T2">0.25 mile jog to the cemetery</text:span></text:p>
      <text:p text:style-name="P141">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2">5 x 0.317 miles on the loop with a 0.317 mile jog after each run</text:p>
      <text:p text:style-name="P142">average time for runs: 2:34 (8:06/mile), last run in 2:26 (7:41/mile)</text:p>
      <text:p text:style-name="P142">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9">Mon Aug 10, 20 <text:span text:style-name="T1">5.3 miles</text:span></text:p>
      <text:p text:style-name="P140">warm up: <text:span text:style-name="T2">0.25 mile jog to the cemetery</text:span></text:p>
      <text:p text:style-name="P140"><text:span text:style-name="T19">Run:</text:span><text:span text:style-name="T20"> Down and up hill 1 mile in 4:27 + 5:14 = 9:42 and rest 3:00 <text:s text:c="34"/></text:span></text:p>
      <text:p text:style-name="P142">6 x 0.317 miles on the loop with a 0.317 mile jog after each run</text:p>
      <text:p text:style-name="P142">ave for runs: 2:35 (8:09/mile), last run in 2:22 (7:28/mile), ave for jogs: 3:44 (11:47/mile)</text:p>
      <text:p text:style-name="P142">Vertical ascent on one loop: 22 feet</text:p>
      <text:p text:style-name="P91">Warm down:<text:span text:style-name="T2"> <text:s/>0.5 mile jog</text:span></text:p>
      <text:p text:style-name="P77"/>
      <text:p text:style-name="P142">Tues Aug 11, 2020 5<text:span text:style-name="T1"> miles running </text:span>(1 mile walking and 5 miles of running)</text:p>
      <text:p text:style-name="P142">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6"><text:span text:style-name="T1">Run: </text:span>6 x 330 yds with a 550 yd jog after each run.<text:span text:style-name="T1"> <text:s/></text:span></text:p>
      <text:p text:style-name="P136">Times: 1:24, 1:26, 1:21, 1:22, 1:22, 1:15(6:40/mile) <text:s/>Ave time: 1:22 (7:17/mile) </text:p>
      <text:p text:style-name="P136"><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6"><text:span text:style-name="T1">Run: </text:span>8 x 330 yards with a 550 yd jog after each run.<text:span text:style-name="T1"> <text:s/></text:span></text:p>
      <text:p text:style-name="P136">Times: 1:27, 1:23, 1:21, 1:27, 1:26, 1:26, 1:24, 1:17(6:51/mile) <text:s/></text:p>
      <text:p text:style-name="P136">Ave time: 1:24 (7:28/mile) </text:p>
      <text:p text:style-name="P136"><text:span text:style-name="T1">Warm down:</text:span> 1 mile jog </text:p>
      <text:p text:style-name="P136"/>
      <text:p text:style-name="P136">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9"><text:soft-page-break/><text:span text:style-name="T2">Sat Aug 29, 2020 </text:span>2.1 miles</text:p>
      <text:p text:style-name="P108"><text:span text:style-name="T1">warm up:</text:span> 0.25 miles</text:p>
      <text:p text:style-name="P124">Run: <text:span text:style-name="T2">Down and up the 0.8 mile hill from the top of the cemetery loop to Jefferson St. <text:s text:c="4"/></text:span></text:p>
      <text:p text:style-name="P108">Distance: 1.6 miles Time: 17:12, Elevation <text:s/>Change 216 feet</text:p>
      <text:p text:style-name="P109">Warm down: <text:span text:style-name="T2">0.25 miles</text:span></text:p>
      <text:p text:style-name="P108">The ball of my left foot started to hurt and I stopped running.</text:p>
      <text:p text:style-name="P108"/>
      <text:p text:style-name="P108">Sun Aug 30, 2020 <text:span text:style-name="T1">1 mile</text:span></text:p>
      <text:p text:style-name="P108">I jogged 1 mile on grass. The ball of my left foot is hurting.</text:p>
      <text:p text:style-name="P108"/>
      <text:p text:style-name="P108">Mon Aug 31, 2020 <text:span text:style-name="T1">4.15 miles</text:span> </text:p>
      <text:p text:style-name="P108">The ball of my left foot feels a lot better. I ran on the college artificial turf football field and track.</text:p>
      <text:p text:style-name="P108"><text:span text:style-name="T1">warm up:</text:span> <text:s/>½ mile</text:p>
      <text:p text:style-name="P109">Run: <text:s/><text:span text:style-name="T2">2 miles around the field at about 9:00/mile with no shoes, rest a couple minutes</text:span></text:p>
      <text:p text:style-name="P108"><text:s text:c="10"/>1 mile on the track in 8:25 and rest a couple minutes</text:p>
      <text:list xml:id="list4304143476585380356" text:style-name="L7">
        <text:list-item>
          <text:list>
            <text:list-header>
              <text:p text:style-name="P164"><text:s text:c="10"/>0.9 miles around the field at about 9:00/mile with no shoes</text:p>
              <text:list>
                <text:list-header>
                  <text:p text:style-name="P164">My foot felt better running with no shoes on the artificial turf than on the track with shoes.</text:p>
                  <text:p text:style-name="P164"/>
                  <text:p text:style-name="P164">Tues Sept 1, 2020 <text:span text:style-name="T1">3.6 miles</text:span> <text:s/>My foot continues to improve.</text:p>
                </text:list-header>
              </text:list>
            </text:list-header>
          </text:list>
        </text:list-item>
      </text:list>
      <text:list xml:id="list396677369673370130" text:style-name="L8">
        <text:list-item>
          <text:list>
            <text:list-item>
              <text:list>
                <text:list-header>
                  <text:p text:style-name="P165"><text:span text:style-name="T1">warm up:</text:span> 1.25 miles mainly on grass with no shoes</text:p>
                  <text:p text:style-name="P165"><text:span text:style-name="T1">Run:</text:span> <text:s/>2 miles on the cemetery loop with shoes</text:p>
                </text:list-header>
              </text:list>
            </text:list-item>
          </text:list>
        </text:list-item>
      </text:list>
      <text:p text:style-name="P108">Splits: 9:25, 8:34, Total vertical ascent: 132 feet</text:p>
      <text:p text:style-name="P108"><text:span text:style-name="T1">Warm down:</text:span> 0.35 miles</text:p>
      <text:p text:style-name="P108"/>
      <text:p text:style-name="P145">Wed Sept 2, 2020 <text:span text:style-name="T1">2.5 miles <text:s/></text:span><text:span text:style-name="T2">My foot is okay</text:span></text:p>
      <text:list xml:id="list29559198" text:continue-list="list4304143476585380356" text:style-name="L7">
        <text:list-item>
          <text:list>
            <text:list-item>
              <text:list>
                <text:list-header>
                  <text:p text:style-name="P164"><text:span text:style-name="T1">warm up:</text:span> 0.25 to the cemetery loop</text:p>
                  <text:p text:style-name="P164"><text:span text:style-name="T1">Run:</text:span> <text:s/>2 miles on the cemetery loop </text:p>
                </text:list-header>
              </text:list>
            </text:list-item>
          </text:list>
        </text:list-item>
      </text:list>
      <text:p text:style-name="P108">Splits: 9:33, 9:22, Total vertical ascent: 132 feet</text:p>
      <text:p text:style-name="P108"><text:span text:style-name="T1">Warm down:</text:span> 0.25 miles </text:p>
      <text:p text:style-name="P108"/>
      <text:p text:style-name="P108">Thur Sept 3, 2020 <text:span text:style-name="T1">5.5 miles</text:span></text:p>
      <text:p text:style-name="P108"><text:span text:style-name="T1">warm up:</text:span> 0.5 miles</text:p>
      <text:p text:style-name="P109">Run: <text:span text:style-name="T2">15 Greendale Cemetery loops, each loop has a total ascent of 22 feet</text:span></text:p>
      <text:p text:style-name="P108">Distance 4.76 miles, Total ascent 330 feet</text:p>
      <text:p text:style-name="P108">Time: 41:45 (8:47/mile)</text:p>
      <text:p text:style-name="P108">The last 8 loops had an average pace of 8:31/mile for 2.54 miles and total ascent of 176ft</text:p>
      <text:p text:style-name="P125"><text:span text:style-name="T1">Warm down:</text:span><text:span text:style-name="T2"> 0.25 miles</text:span></text:p>
      <text:p text:style-name="P108"/>
      <text:p text:style-name="P143">Fri <text:s/>Sep 4, 2020 <text:span text:style-name="T1">7.8 miles <text:s/></text:span></text:p>
      <text:p text:style-name="P143"><text:span text:style-name="T1">warm up:</text:span> <text:s/>0.25 miles to the cemetery loop</text:p>
      <text:p text:style-name="P144">Run: <text:s/><text:span text:style-name="T2">½ mile down and ½ mile up hill in 11:00, elevation change is 120 feet, rest 3:00</text:span></text:p>
      <text:p text:style-name="P142">10 x 0.317 miles on the loop with a 0.317 mile jog after the runs</text:p>
      <text:p text:style-name="P142">average time for runs: 2:40 (8:25/mile), average time for jogs: 3:43 </text:p>
      <text:p text:style-name="P142">The last 0.317 mile run in 2:17 (7:12/mile)</text:p>
      <text:p text:style-name="P142">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10">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3"><text:span text:style-name="T1">warm up:</text:span> <text:s/>0.25 miles to the cemetery loop</text:p>
      <text:p text:style-name="P144">Run: <text:s/><text:span text:style-name="T2">½ mile down and ½ mile up hill in 9:44, elevation change is 120 feet, rest 2:00</text:span></text:p>
      <text:p text:style-name="P142">6 x 0.317 miles on the loop with a 0.317 mile jog between the runs</text:p>
      <text:p text:style-name="P142">average time for runs: 2:28 (7:47/mile), average time for jogs: 3:41 (11:37/mile)</text:p>
      <text:p text:style-name="P142">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736022140086028268" text:style-name="L9">
        <text:list-item>
          <text:list>
            <text:list-header>
              <text:p text:style-name="P166">0.8 mile downhill walk, Ave Pace: 15:16/mile, Ave HR: 76,-&gt;1160 heartbeats/Mile, 267 ft/mile el. gain <text:s/></text:p>
              <text:p text:style-name="P16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9579902" text:continue-numbering="true" text:style-name="L9">
        <text:list-item>
          <text:list>
            <text:list-header>
              <text:p text:style-name="P166">0.8 mile downhill walk, Ave Pace: 14:10/mile, Ave HR: 77,-&gt;1091 heartbeats/Mile, 267 ft/mile el. gain <text:s/></text:p>
              <text:p text:style-name="P166">0.8 mile uphill walk, <text:s text:c="5"/>Ave Pace: 14:34/mile, AveHR:110,-&gt;1602 heartbeats/Mile, 267 ft/mile el. loss</text:p>
              <text:p text:style-name="P166">0.8 mile downhill walk, Ave Pace: 15:11/mile, Ave HR: 94,-&gt;1427 heartbeats/Mile, 267 ft/mile el. gain <text:s/></text:p>
              <text:p text:style-name="P16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9569765" text:continue-numbering="true" text:style-name="L9">
        <text:list-item>
          <text:list>
            <text:list-header>
              <text:p text:style-name="P166">0.8 mile downhill walk, Ave <text:span text:style-name="T1">Pace</text:span>: 15:16/mile, Ave HR: 76,-&gt;1160 heartbeats/Mile, 267 ft/mile el. gain <text:s/></text:p>
              <text:p text:style-name="P166">0.8 mile uphill walk, <text:s text:c="5"/>Ave Pace: 15:50/mile, Ave HR: 93,-&gt;1472 heartbeats/Mile, 267 ft/mile el. loss</text:p>
              <text:p text:style-name="P166">0.8 mile downhill walk, Ave Pace: 14:04/mile, Ave HR: 86,-&gt;1210 heartbeats/Mile, 267 ft/mile el. gain <text:s/></text:p>
              <text:p text:style-name="P166">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29556146" text:continue-numbering="true" text:style-name="L9">
        <text:list-item>
          <text:list>
            <text:list-header>
              <text:p text:style-name="P197">Warm down: <text:span text:style-name="T2">0.25 mile jog home</text:span></text:p>
              <text:p text:style-name="P198"/>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29573956" text:continue-numbering="true" text:style-name="L9">
        <text:list-item>
          <text:list>
            <text:list-header>
              <text:p text:style-name="P198">Time for 4.8 miles: 56: 32, Ave Pace: 11:51/mile, Ave HR:118,-&gt;1399 heartbeats/Mile</text:p>
              <text:p text:style-name="P19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9580012" text:continue-numbering="true" text:style-name="L9">
        <text:list-item>
          <text:list>
            <text:list-header>
              <text:p text:style-name="P198">Today Oct 13:</text:p>
              <text:p text:style-name="P198">Time for 4.8 miles: 59: 34, Ave Pace: 12:24.5/mile, Ave HR:108.5,-&gt;1345 heartbeats/Mile</text:p>
              <text:p text:style-name="P198">On Thur <text:s/>Oct 8, 2020: </text:p>
              <text:p text:style-name="P198">Time for 4.8 miles: 59: 55, Ave Pace: 12:29/mile, Ave HR:112,-&gt;1398 heartbeats/Mile</text:p>
              <text:p text:style-name="P199">On Oct 8 when going up hill, I ran until my HR was up to 120 bpm and then walked until my HR was 110 bpm and then repeated.</text:p>
              <text:p text:style-name="P199">On Oct 13 when going up hill, I ran until my HR was up to 115 bpm and then walked until my HR was 105 bpm and then repeated.</text:p>
              <text:p text:style-name="P200">On Oct 13 my average rate was faster and heartbeats/mile was lower. Therefore this scheme is better. I should repeat these two workouts and also try the following:</text:p>
              <text:p text:style-name="P199">When going up hill, run until my HR is up to 110 bpm and then walk until my HR is 100 bpm and repeat.</text:p>
              <text:p text:style-name="P20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7">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8"><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8"><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1"><text:soft-page-break/><text:span text:style-name="T2">Sat Nov 14, 2020</text:span> <text:s/>no running</text:p>
      <text:p text:style-name="P111"/>
      <text:p text:style-name="P111"><text:span text:style-name="T2">Sun Nov 15, 2020</text:span> <text:s/>no running</text:p>
      <text:p text:style-name="P111"/>
      <text:p text:style-name="P112">Mon Nov 16, 2020 <text:s/>4<text:span text:style-name="T1"> miles running <text:s/>0.6 miles walking</text:span></text:p>
      <text:p text:style-name="P111">warm up: <text:span text:style-name="T2">0.25 jog to Greendale cemetery </text:span></text:p>
      <text:p text:style-name="P112">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2"/>
      <text:p text:style-name="P112">Tues Nov 17, 2020 <text:s/><text:span text:style-name="T1">no running</text:span> </text:p>
      <text:p text:style-name="P112">I used our elliptical for 25 minutes. My average pulse was 103 bpm. At the end I went faster and my pulse went up to about 140 bpm.</text:p>
      <text:p text:style-name="P112"/>
      <text:p text:style-name="P112">Wed Nov 18, 2020 <text:s/><text:span text:style-name="T1">no running</text:span> </text:p>
      <text:p text:style-name="P112">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2"/>
      <text:p text:style-name="P112">Thurs Nov 19, 2020 <text:span text:style-name="T1">no running</text:span></text:p>
      <text:p text:style-name="P111">On October 1, 2020 I had cateract/glaucoma surgery on my right I. Today I had the same surgery on my left eye and will continue to do lighter training for about 4 more weeks.</text:p>
      <text:p text:style-name="P111"/>
      <text:p text:style-name="P112">Fri Nov 20, 2020 <text:span text:style-name="T1">no running</text:span> </text:p>
      <text:p text:style-name="P112"/>
      <text:p text:style-name="P111">In the last week: 4 miles of running.</text:p>
      <text:p text:style-name="P111"/>
      <text:p text:style-name="P111"><text:span text:style-name="T2">Sat Nov 21, 2020</text:span> no running</text:p>
      <text:p text:style-name="P111"/>
      <text:p text:style-name="P111"><text:span text:style-name="T2">Sun <text:s/>Nov 22, 2020</text:span> <text:span text:style-name="T2">3.5 miles of walking including 3 miles on hilly roads averaging 15min/mile and ave heart rate of 95 bpm. 1425 heart beats per mile</text:span></text:p>
      <text:p text:style-name="P112"/>
      <text:p text:style-name="P112">Mon Nov 23, 2020 10:47 on the elliptical, <text:s/>HR: 108, steps/min: 140, </text:p>
      <text:p text:style-name="P112">771 heartbeats/1000 steps</text:p>
      <text:p text:style-name="P112"/>
      <text:p text:style-name="P111"><text:span text:style-name="T2">Tues <text:s/>Nov 24, 2020</text:span> 3.7 miles of walking<text:span text:style-name="T2"> including 2 x down and up the cemetery hill.</text:span></text:p>
      <text:p text:style-name="P111"><text:span text:style-name="T2">1</text:span><text:span text:style-name="T6">st</text:span><text:span text:style-name="T2"> time: 1.6 miles, 14:34/mile, 89 bpm, 1296 heartbeats/mile, elevation change 216 feet</text:span></text:p>
      <text:p text:style-name="P111"><text:span text:style-name="T2">2</text:span><text:span text:style-name="T6">nd</text:span><text:span text:style-name="T2"> time: 1.6 miles, 14:59/mile, 104 bpm, 1588 heartbeats/mile, elevation change 216 feet</text:span></text:p>
      <text:p text:style-name="P112">I kept heart rate under <text:s/>125 bpm</text:p>
      <text:p text:style-name="P112"/>
      <text:p text:style-name="P111"><text:span text:style-name="T2">Wed <text:s/>Nov 25, 2020</text:span> 2 miles of walking<text:span text:style-name="T2"> including 1 x down and up the cemetery hill.</text:span></text:p>
      <text:p text:style-name="P112">1.6 miles, 14:37/mile, 102 bpm, 1491 heartbeats/mile, elevation change 216 feet</text:p>
      <text:p text:style-name="P112">I kept heart rate under <text:s/>125 bpm</text:p>
      <text:p text:style-name="P112"><text:soft-page-break/></text:p>
      <text:p text:style-name="P111"><text:span text:style-name="T2">Thur <text:s/>Nov 26, 2020</text:span> 4.5 miles of walking<text:span text:style-name="T2"> including 4 miles on the 500m cemetery loop.</text:span></text:p>
      <text:p text:style-name="P112">4 miles, 14:03/mile, 104 bpm, 1460 heartbeats/mile, elevation change 275 feet</text:p>
      <text:p text:style-name="P112">I kept heart rate under <text:s/>125 bpm</text:p>
      <text:p text:style-name="P112"/>
      <text:p text:style-name="P112">Fri Nov 27, 2020 <text:span text:style-name="T1">3.7 miles of walking </text:span>mostly on hilly roads.</text:p>
      <text:p text:style-name="P112">This included 2 of the fastest miles I have walked. <text:s/></text:p>
      <text:p text:style-name="P112">Walk: 6+ times around the cemetery, Distance: 2 miles, Pace: <text:s/>12:51/mile, HR:130, </text:p>
      <text:p text:style-name="P112">1670 heartbeats/mile, elevation change: 275 feet</text:p>
      <text:p text:style-name="P112"/>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2">Sat Dec 19, 2020 On the elliptical</text:p>
      <text:p text:style-name="P112"><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2"/>
      <text:p text:style-name="P112">Mon <text:s/>Dec 21, 2020 <text:span text:style-name="T1">no running </text:span></text:p>
      <text:p text:style-name="P112"><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1">warm up: <text:span text:style-name="T2">1 mile</text:span></text:p>
      <text:p text:style-name="P112"><text:span text:style-name="T1">Run:</text:span> 1 mile on the cemetery loop in 8:53, Total ascent: 66 feet</text:p>
      <text:p text:style-name="P112"><text:span text:style-name="T1">Warm down:</text:span> 0.25 jog <text:s/></text:p>
      <text:p text:style-name="P112"/>
      <text:p text:style-name="P23">Thur Dec 24, 2020 <text:span text:style-name="T1">3 miles running</text:span></text:p>
      <text:p text:style-name="P111">warm up: <text:span text:style-name="T2">1 mile</text:span></text:p>
      <text:p text:style-name="P112"><text:span text:style-name="T1">Run:</text:span> 2 miles on the cemetery loop in 9:30 + 9:04 = 18:34, Total ascent: 132 feet</text:p>
      <text:p text:style-name="P112"><text:span text:style-name="T1">Warm down:</text:span> 0.25 jog</text:p>
      <text:p text:style-name="P112"/>
      <text:p text:style-name="P112">Fri Dec 25, 2020 <text:span text:style-name="T1">no running</text:span></text:p>
      <text:p text:style-name="P112"/>
      <text:p text:style-name="P112"/>
      <text:p text:style-name="P112"/>
      <text:p text:style-name="P112"><text:span text:style-name="T1">In the last week:</text:span> <text:s/>5.25 miles of running</text:p>
      <text:p text:style-name="P112"/>
      <text:p text:style-name="P112"/>
      <text:p text:style-name="P112">Sat Dec 26, 2020 On the elliptical: I repeated the workout I did last Saturday Dec 19</text:p>
      <text:p text:style-name="P112"><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2"><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2"><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9"><text:span text:style-name="T28">Fri Jan 15, 2021 </text:span><text:span text:style-name="T29">4 miles</text:span><text:span text:style-name="T28"> on a very hilly course, more hills than yesterday</text:span></text:p>
      <text:p text:style-name="P120">Time: 48:03, Pace: 12:01, Ave Heart Rate: 131 bpm, Sum of Ascents: 480 feet</text:p>
      <text:p text:style-name="P119"><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9">Run: <text:span text:style-name="T2">15 x 0.317 cemetery loop = 5.07 miles, Time: 59:45, Pace: 11:47/mile, Ave HR:122, Max HR:136</text:span></text:p>
      <text:p text:style-name="P109">Warm down:<text:span text:style-name="T2"> 0.25 mile jog </text:span></text:p>
      <text:p text:style-name="P108">Fri March 12, 2021 <text:span text:style-name="T1">no running</text:span></text:p>
      <text:p text:style-name="P109"/>
      <text:p text:style-name="P109">In the last week: 12.2 miles of running</text:p>
      <text:p text:style-name="P109"/>
      <text:p text:style-name="P108">Sat March 13, 2021 <text:span text:style-name="T1">3.7 miles</text:span></text:p>
      <text:p text:style-name="P109">Warm up: <text:span text:style-name="T2">0.25 miles</text:span></text:p>
      <text:p text:style-name="P109">Run: <text:span text:style-name="T2">10 x 0.317 cemetery loop = 3.17 miles, Time: 34:26, Pace: 10:51/mile, Ave HR:136</text:span></text:p>
      <text:p text:style-name="P109">Warm down:<text:span text:style-name="T2"> 0.25 mile jog </text:span></text:p>
      <text:p text:style-name="P108"/>
      <text:p text:style-name="P108">Sun March 14, 2021 <text:span text:style-name="T1">4.4 miles</text:span> <text:s/></text:p>
      <text:p text:style-name="P109">Warm up:<text:span text:style-name="T2"> 1 mile </text:span></text:p>
      <text:p text:style-name="P109">Run: <text:span text:style-name="T2">10 x 0.317 cemetery loop = 3.17 miles, Time: 32:47, Pace: 10:21/mile, Ave HR:134</text:span></text:p>
      <text:p text:style-name="P109">Warm down:<text:span text:style-name="T2"> 0.25 mile jog </text:span></text:p>
      <text:p text:style-name="P23"/>
      <text:p text:style-name="P108">Mon March 15, 2021 <text:span text:style-name="T1">3.7 miles</text:span> <text:s/></text:p>
      <text:p text:style-name="P109">Warm up:<text:span text:style-name="T2"> 0.25 miles </text:span></text:p>
      <text:p text:style-name="P109">Run: <text:span text:style-name="T2">10 x 0.317 cemetery loop = 3.17 miles, Time: 34:22, Pace: 10:50/mile, Ave HR:140</text:span></text:p>
      <text:p text:style-name="P109">Warm down:<text:span text:style-name="T2"> 0.25 mile jog</text:span></text:p>
      <text:p text:style-name="P108"/>
      <text:p text:style-name="P109"><text:span text:style-name="T2">Tues March 16, 2021 </text:span>no running</text:p>
      <text:p text:style-name="P108"/>
      <text:p text:style-name="P108">Wed <text:s/>March 17, 2021 <text:s/><text:span text:style-name="T1">6.75 miles</text:span> running 0.25 miles walking</text:p>
      <text:p text:style-name="P108">I ran and walked 7 miles on hilly roads and averaged about 12:30/miles. Ave HR: 115</text:p>
      <text:p text:style-name="P108"><text:soft-page-break/></text:p>
      <text:p text:style-name="P108">Thur March 18, 2020 <text:span text:style-name="T1">no running</text:span> </text:p>
      <text:p text:style-name="P108"/>
      <text:p text:style-name="P108">Fri <text:s/>March 19, 2021 <text:span text:style-name="T1">3.7 miles</text:span> <text:s/></text:p>
      <text:p text:style-name="P109">Warm up:<text:span text:style-name="T2"> 0.25 miles </text:span></text:p>
      <text:p text:style-name="P109">Run: <text:span text:style-name="T2">10 x 0.317 cemetery loop = 3.17 miles, Time: 31:28, Pace: 9:55/mile, Ave HR:132</text:span></text:p>
      <text:p text:style-name="P109">Warm down:<text:span text:style-name="T2"> 0.25 mile jog</text:span></text:p>
      <text:p text:style-name="P108">I felt a lot better than 3 days ago.</text:p>
      <text:p text:style-name="P108"/>
      <text:p text:style-name="P109">In the last week: 22.3 miles</text:p>
      <text:p text:style-name="P109"/>
      <text:p text:style-name="P108">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9">Warm up:<text:span text:style-name="T2"> 0.5 miles to the cemetery loop</text:span></text:p>
      <text:p text:style-name="P109">Run and walk:<text:span text:style-name="T2"> 13 cemetery loops running the first ¼ mile of each loop and walking the last 0.067</text:span></text:p>
      <text:p text:style-name="P108">So I ran 3.25 and walked 0.87 miles for a total of 4.12 miles in 51:48 or 12:34/mile</text:p>
      <text:p text:style-name="P109">Warm down:<text:span text:style-name="T2"> 0.25 miles</text:span></text:p>
      <text:p text:style-name="P108"/>
      <text:p text:style-name="P108">Wed March 24, 2021 <text:span text:style-name="T1">4.7 miles</text:span></text:p>
      <text:p text:style-name="P108">I ran on the Allegheny College track.</text:p>
      <text:p text:style-name="P109">Warm up:<text:span text:style-name="T2"> <text:s/>1.5 miles averaging 10:00/mile and rest a few minutes</text:span></text:p>
      <text:p text:style-name="P109">Run: <text:span text:style-name="T2"><text:s/>6 x 300m with 300m jog after each run, </text:span></text:p>
      <text:p text:style-name="P108">Times: 1:31, 1:33, 1:32, 1:28, 1:26, 1:25, Ave Time: 1:29 or about 7:55/mile pace, <text:s text:c="2"/></text:p>
      <text:p text:style-name="P108">Jog Times: about 2:40 </text:p>
      <text:p text:style-name="P109">Warm down:<text:span text:style-name="T2"> rest a few minutes and 1 mile in 9:55</text:span></text:p>
      <text:p text:style-name="P108"/>
      <text:p text:style-name="P108">Thur March 25, 2021 <text:span text:style-name="T1">8 miles</text:span></text:p>
      <text:p text:style-name="P109">Run: <text:span text:style-name="T2">7 miles on the Allegheny track, Mile splits: 11:38, 11:18, 10:45, 10:46, 10:45, 10:39, 10:12</text:span></text:p>
      <text:p text:style-name="P108">Average pace: 10:52, <text:s/>Ave HR: 129 bpm</text:p>
      <text:p text:style-name="P108">I was a little tired and stiff from yesterday's workout but felt better as I ran.</text:p>
      <text:p text:style-name="P109">Warm down: <text:span text:style-name="T2">1</text:span> <text:span text:style-name="T2">mile jog home </text:span></text:p>
      <text:p text:style-name="P108"/>
      <text:p text:style-name="P109"><text:span text:style-name="T2">Fri March 26, 2021</text:span> no running</text:p>
      <text:p text:style-name="P109"/>
      <text:p text:style-name="P109">In the last week: 22 miles</text:p>
      <text:p text:style-name="P109"/>
      <text:p text:style-name="P108">Sat March 27, 2021 <text:span text:style-name="T1">3.7 miles</text:span></text:p>
      <text:p text:style-name="P109">Warm up: <text:span text:style-name="T2">0.25 mile jog to the Greendale Cemetery 510 meter loop.</text:span></text:p>
      <text:p text:style-name="P109">Run: <text:span text:style-name="T2">10 cemetery loops in 29:48 or 9:24/mile. Time/loop: 2:59, Total vertical ascent: 220 feet</text:span></text:p>
      <text:p text:style-name="P108">Mile splits: 9:53, 9:19, 9:11</text:p>
      <text:p text:style-name="P108"/>
      <text:p text:style-name="P108">Sun March 28, 2021 <text:span text:style-name="T1">no running </text:span></text:p>
      <text:p text:style-name="P109"><text:soft-page-break/></text:p>
      <text:p text:style-name="P102"><text:span text:style-name="T2">Mon <text:s/>March 29, 2021 </text:span>4.5 miles running</text:p>
      <text:p text:style-name="P109">Warm up:<text:span text:style-name="T2"> 0.5 miles to the cemetery loop</text:span></text:p>
      <text:p text:style-name="P109">Run and walk:<text:span text:style-name="T2"> 15 cemetery loops running the first ¼ mile of each loop and walking the last 0.067</text:span></text:p>
      <text:p text:style-name="P108">So I ran 3.75 and walked 1 miles for a total of 4.75 miles in 57:14 or 12:02/mile <text:s/>Ave HR: 130</text:p>
      <text:p text:style-name="P108"><text:span text:style-name="T1">Warm down:</text:span> 0.25 miles</text:p>
      <text:p text:style-name="P109"/>
      <text:p text:style-name="P108">Tues<text:span text:style-name="T1"> <text:s/></text:span>March 30, 2021 <text:span text:style-name="T1">6 miles</text:span></text:p>
      <text:p text:style-name="P108"><text:span text:style-name="T1">Warm up:</text:span> 2.5 miles including 2 miles in 21:57 on the cemetery loop and then rest a few mnutes</text:p>
      <text:p text:style-name="P109">Run: <text:span text:style-name="T2">10 cemetery loops in 29:59 or 9:27/mile. Time/loop: 3:00, Total vertical ascent: 220 feet</text:span></text:p>
      <text:p text:style-name="P108"><text:span text:style-name="T1">Warm down:</text:span> 0.3 miles</text:p>
      <text:p text:style-name="P108"/>
      <text:p text:style-name="P108">Wed March 31, 2021 <text:span text:style-name="T1">3.7 miles</text:span> </text:p>
      <text:p text:style-name="P108"><text:s/><text:span text:style-name="T1">Warm up:</text:span> 0.25 miles <text:s text:c="2"/></text:p>
      <text:p text:style-name="P109">Run: <text:span text:style-name="T2">10 cemetery loops (3.17 miles) in 31:20 or 9:53/mile. </text:span></text:p>
      <text:p text:style-name="P108"><text:span text:style-name="T1">Warm down:</text:span> 0.25 miles</text:p>
      <text:p text:style-name="P108"/>
      <text:p text:style-name="P108">Thur April 1, 2021 <text:span text:style-name="T1">no running</text:span></text:p>
      <text:p text:style-name="P108"/>
      <text:p text:style-name="P108">Fri April 2, 2021 <text:span text:style-name="T1">3.7 miles</text:span> </text:p>
      <text:p text:style-name="P108"><text:span text:style-name="T1">Warm up:</text:span> 0.25 miles <text:s text:c="2"/></text:p>
      <text:p text:style-name="P109">Run: <text:span text:style-name="T2">10 cemetery loops (3.17 miles) in 31:03 or 9:48/mile. <text:s/>HR = 135</text:span></text:p>
      <text:p text:style-name="P108"><text:span text:style-name="T1">Warm down:</text:span> 0.25 miles</text:p>
      <text:p text:style-name="P108"/>
      <text:p text:style-name="P109">In the last week: 21.6 miles</text:p>
      <text:p text:style-name="P109"/>
      <text:p text:style-name="P108">Sat April 3, 2021 <text:span text:style-name="T1">3.7 miles</text:span> </text:p>
      <text:p text:style-name="P108"><text:span text:style-name="T1">Warm up:</text:span> 0.25 miles <text:s text:c="2"/></text:p>
      <text:p text:style-name="P109">Run: <text:span text:style-name="T2">10 cemetery loops (3.17 miles) in 30:18 or 9:34/mile. <text:s/>HR = 130</text:span></text:p>
      <text:p text:style-name="P108"><text:span text:style-name="T1">Warm down:</text:span> 0.25 miles</text:p>
      <text:p text:style-name="P108"/>
      <text:p text:style-name="P108">Sun April 4, 2021 <text:span text:style-name="T1">no running</text:span></text:p>
      <text:p text:style-name="P109"/>
      <text:p text:style-name="P108">Mon April 5, 2021 <text:span text:style-name="T1">no running </text:span></text:p>
      <text:p text:style-name="P109">I walked 3 miles with Mary Jane</text:p>
      <text:p text:style-name="P10"/>
      <text:p text:style-name="P23"><text:span text:style-name="T39">Tues April 6, 2021 </text:span><text:span text:style-name="T40">7.8 miles </text:span></text:p>
      <text:p text:style-name="P109">Warm up:<text:span text:style-name="T2"> 2.8</text:span> <text:span text:style-name="T2">miles at various paces on Tamarack Dr.</text:span></text:p>
      <text:p text:style-name="P109">Run:<text:span text:style-name="T2"> I ran 5 miles with Jim Fitch on Tamarack Dr</text:span></text:p>
      <text:p text:style-name="P109"><text:span text:style-name="T2">Splits:</text:span> <text:s/><text:span text:style-name="T2">9:06, 9:06, 9:07, 9:11, 9:04 <text:s/>Time:45:34 <text:s/>Ave HR: 155 bpm Elevation gain 104 feet</text:span></text:p>
      <text:p text:style-name="P108"/>
      <text:p text:style-name="P102"><text:span text:style-name="T2">Wed <text:s/>April 7, 2021 </text:span><text:s/>3 miles running</text:p>
      <text:p text:style-name="P109">Warm up:<text:span text:style-name="T2"> 0.25 miles to the cemetery loop</text:span></text:p>
      <text:p text:style-name="P109">Run and walk:<text:span text:style-name="T2"> 10 cemetery loops running the first ¼ mile of each loop and walking the last 0.067</text:span></text:p>
      <text:p text:style-name="P108">So I ran 2.5 miles and walked 0.67 miles for a total of 3.17 miles in 40:19 or 12:43/mile, Ave HR = 107</text:p>
      <text:p text:style-name="P109">Warm down<text:span text:style-name="T2">: 0.25 miles</text:span></text:p>
      <text:p text:style-name="P108"/>
      <text:p text:style-name="P108">Thur April 8, 2021 <text:span text:style-name="T1">5 miles</text:span></text:p>
      <text:p text:style-name="P109"><text:soft-page-break/>Warm up: <text:span text:style-name="T2">0.3 mile jog to the Greendale Cemetery 510 meter loop.</text:span></text:p>
      <text:p text:style-name="P109">Run: <text:span text:style-name="T2">13 cemetery loops, Distance: 4.1 miles, Time: 44:55 or 10:56/mile. Ave Pulse 123</text:span></text:p>
      <text:p text:style-name="P108"><text:span text:style-name="T1">Warm down:</text:span> 0.6 miles</text:p>
      <text:p text:style-name="P108"/>
      <text:p text:style-name="P108">Fri <text:s/>April 9, 2021 <text:s/><text:span text:style-name="T1">4.67 miles</text:span></text:p>
      <text:p text:style-name="P109">Warm up: <text:span text:style-name="T2">0.25 mile jog to the Greendale Cemetery 510 meter loop.</text:span></text:p>
      <text:p text:style-name="P109">Run: <text:span text:style-name="T2">13 cemetery loops plus 0.05 miles, Distance: 4.17 miles, Time: 41:21 or 9:51/mile.</text:span></text:p>
      <text:p text:style-name="P108">The last mile was in 9:00 <text:s/>Ave Pulse 128</text:p>
      <text:p text:style-name="P108"><text:span text:style-name="T1">Warm down:</text:span> 0.25 miles</text:p>
      <text:p text:style-name="P108">I was tired after the fast run on Tuesday but have felt better every day since then.</text:p>
      <text:p text:style-name="P108"/>
      <text:list xml:id="list7272385235546204004" text:style-name="L10">
        <text:list-item>
          <text:list>
            <text:list-header>
              <text:p text:style-name="P167">24.2 miles in the last week</text:p>
            </text:list-header>
          </text:list>
        </text:list-item>
      </text:list>
      <text:p text:style-name="P108"/>
      <text:p text:style-name="P108">Sat April 10, 2021 <text:s/><text:span text:style-name="T1">5.6 miles</text:span> <text:s text:c="8"/>I practiced running hills for an ultra marathon.</text:p>
      <text:p text:style-name="P108"><text:span text:style-name="T1">Warm up:</text:span> 0.3 miles to the top of the 0.8 mile hill in the Greendale Cemetery.<text:span text:style-name="T18"> </text:span></text:p>
      <text:p text:style-name="P108"><text:span text:style-name="T1">Run:</text:span> 4.8 miles on the hill in the cemetery. Starting from the top all the way to Jefferson St is 0.8 miles. <text:s/>I ran down and up this hill 3 times.</text:p>
      <text:p text:style-name="P108">Ave Heart Rate: 104 bpm, Ave Pace: 13:30/mile, Sum of ascents: 650 feet</text:p>
      <text:p text:style-name="P108"><text:s text:c="12"/>pace <text:s text:c="7"/>Ave Heart Rate</text:p>
      <text:p text:style-name="P108">down: 10:54<text:tab/> <text:s text:c="3"/>95 <text:s/></text:p>
      <text:p text:style-name="P108"><text:s text:c="5"/>up: 14:54<text:tab/> <text:s text:c="2"/>110</text:p>
      <text:p text:style-name="P108">down: 11:55<text:tab/> <text:s text:c="3"/>97</text:p>
      <text:p text:style-name="P108"><text:s text:c="5"/>up: 14:56<text:tab/> <text:s text:c="2"/>111</text:p>
      <text:p text:style-name="P108">down: 12:12<text:tab/> <text:s text:c="3"/>96</text:p>
      <text:p text:style-name="P108"><text:s text:c="5"/>up: 15:14<text:tab/> <text:s text:c="2"/>111</text:p>
      <text:p text:style-name="P109">Warm down: <text:span text:style-name="T2">0.5 miles</text:span></text:p>
      <text:p text:style-name="P108"/>
      <text:p text:style-name="P102"><text:span text:style-name="T2">Sun <text:s/>April 11, 2021 </text:span><text:s/>3.7 miles</text:p>
      <text:p text:style-name="P109">Warm up:<text:span text:style-name="T2"> 0.25 miles to the cemetery loop</text:span></text:p>
      <text:p text:style-name="P109">Run:<text:span text:style-name="T2"> 10 cemetery loops or 3.17 miles in 33:36 or 10:36/mile, <text:s/>Ave HR = 112</text:span></text:p>
      <text:p text:style-name="P108">Warm down: 0.25 miles</text:p>
      <text:p text:style-name="P108"/>
      <text:p text:style-name="P108">Mon April 12, 2021 <text:span text:style-name="T1">no running</text:span></text:p>
      <text:p text:style-name="P108"/>
      <text:p text:style-name="P108">Tues April 13, 2021 <text:span text:style-name="T1">5.6 miles</text:span></text:p>
      <text:p text:style-name="P109">Warm up:<text:span text:style-name="T2"> jog 1.25 miles </text:span><text:s/></text:p>
      <text:p text:style-name="P109">Run: 7<text:span text:style-name="T2"> x 0.317 mile cemetery loop with 1 loop jog after the intervals.</text:span></text:p>
      <text:p text:style-name="P108">Times: 2:48, 2:52, 2:51, 2:47, 2:42, 2:40, 2.24 Ave Time: 2:43 or 8:34/mile pace </text:p>
      <text:p text:style-name="P108">Times for 1 loop jogs: about 3:50</text:p>
      <text:p text:style-name="P109">Warm down:<text:span text:style-name="T2"> <text:s/>¼ mile jog</text:span></text:p>
      <text:p text:style-name="P108">Compare to Sat March 20, 2021 </text:p>
      <text:p text:style-name="P10"/>
      <text:p text:style-name="P108">Wed <text:s/>April 14, 2021 <text:s/><text:span text:style-name="T1">5.3 miles</text:span> <text:s text:c="8"/>I practiced running hills for an ultra marathon.</text:p>
      <text:p text:style-name="P108"><text:span text:style-name="T1">Warm up:</text:span> 0.25 miles to the top of the 0.8 mile hill in the Greendale Cemetery.<text:span text:style-name="T18"> </text:span></text:p>
      <text:p text:style-name="P108"><text:span text:style-name="T1">Run:</text:span> 4.8 miles on the hill in the cemetery. Starting from the top all the way to Jefferson St is 0.8 miles. <text:s/>I ran down and up this hill 3 times.</text:p>
      <text:p text:style-name="P108">Ave Heart Rate: 127 bpm, Ave Pace: 12:49/mile, Sum of ascents: 650 feet</text:p>
      <text:p text:style-name="P108"><text:s text:c="12"/>pace <text:s text:c="7"/>Ave Heart Rate</text:p>
      <text:p text:style-name="P108"><text:soft-page-break/>down: 10:35<text:tab/> <text:s text:c="3"/>131 <text:s/></text:p>
      <text:p text:style-name="P108"><text:s text:c="5"/>up: 14:07<text:tab/> <text:s text:c="2"/>133</text:p>
      <text:p text:style-name="P108">down: 11:48<text:tab/> <text:s text:c="2"/>113</text:p>
      <text:p text:style-name="P108"><text:s text:c="5"/>up: 13:46<text:tab/> <text:s text:c="2"/>127</text:p>
      <text:p text:style-name="P108">down: 11:26<text:tab/> <text:s text:c="2"/>110</text:p>
      <text:p text:style-name="P108"><text:s text:c="5"/>up: 13:49<text:tab/> <text:s text:c="2"/>127</text:p>
      <text:p text:style-name="P109"><text:span text:style-name="T18">Warm down: </text:span><text:span text:style-name="T17">0.25 miles</text:span></text:p>
      <text:p text:style-name="P77"/>
      <text:p text:style-name="P109"><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1180040804159832262" text:style-name="L11">
        <text:list-item>
          <text:list>
            <text:list-header>
              <text:p text:style-name="P160"><text:s text:c="10"/>1.5 miles averaging <text:s text:c="2"/>9:39/mile, Splits: (9:58, 4:30)</text:p>
              <text:p text:style-name="P160"><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596323713243556225"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29559962" text:continue-numbering="true" text:style-name="L12">
        <text:list-item>
          <text:list>
            <text:list-header>
              <text:p text:style-name="P204">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811226164994115582" text:style-name="L13">
        <text:list-item>
          <text:list>
            <text:list-header>
              <text:p text:style-name="P190">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502752977661969153"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9">200m run, 200m jog, 400m run, 400m jog, 600m run, 600m jog</text:p>
      <text:p text:style-name="P149">600m run, 600m j<text:span text:style-name="T41">og</text:span>, 400m run, 400m jog, 200m run, 200m jog</text:p>
      <text:p text:style-name="P149"><text:s/>Times for runs: 59s, 2:04, 3:06, 3:03, 1:47.7, 53.9 </text:p>
      <text:p text:style-name="P149"/>
      <text:p text:style-name="P149">Tues March 22, 2022 <text:span text:style-name="T1">3.1 miles</text:span></text:p>
      <text:p text:style-name="P149"><text:span text:style-name="T1">Warm up:</text:span> 0.7 miles on the cemetery loop <text:s text:c="7"/></text:p>
      <text:p text:style-name="P151"><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8"/>
      <text:p text:style-name="P10">In the past week: 23.9 miles <text:s/>(54 days in a row)</text:p>
      <text:p text:style-name="P108"/>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8770680906909618426" text:style-name="L15">
        <text:list-item>
          <text:list>
            <text:list-header>
              <text:p text:style-name="P172">1.5 miles averaging about 9:40/mile and rest 1 min</text:p>
            </text:list-header>
          </text:list>
        </text:list-item>
      </text:list>
      <text:p text:style-name="P23">1 mile in 8:26 and rest 2 min</text:p>
      <text:list xml:id="list8283202370622198856"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6254780773226595414" text:style-name="L17">
        <text:list-item>
          <text:list>
            <text:list-header>
              <text:p text:style-name="P174">5.25 miles on roads and bike paths in Oosterwold</text:p>
              <text:p text:style-name="P191">Average pace: 11:08/mile</text:p>
              <text:p text:style-name="P19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29571891" text:continue-numbering="true" text:style-name="L17">
        <text:list-item>
          <text:list>
            <text:list-header>
              <text:p text:style-name="P174">5.25 miles on roads and bike paths in Oosterwold</text:p>
              <text:p text:style-name="P191">Average pace: 9:52/mile</text:p>
              <text:p text:style-name="P191">Warm down: 0.25 miles</text:p>
            </text:list-header>
          </text:list>
        </text:list-item>
      </text:list>
      <text:p text:style-name="P10"/>
      <text:p text:style-name="P23">Tues May 17, 2022 no running</text:p>
      <text:list xml:id="list4916775662413402851"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788299479348027168"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3343301124030500165" text:style-name="L20">
        <text:list-item>
          <text:list>
            <text:list-header>
              <text:p text:style-name="P158"/>
            </text:list-header>
          </text:list>
        </text:list-item>
      </text:list>
      <text:p text:style-name="P23">Thur May 19, 2022 <text:span text:style-name="T1">4 miles</text:span></text:p>
      <text:p text:style-name="P23">2 miles at 10:45/miles Ave HR= 115 bpm and rest a few minutes</text:p>
      <text:list xml:id="list29566078" text:continue-list="list7788299479348027168" text:style-name="L19">
        <text:list-item>
          <text:list>
            <text:list-header>
              <text:p text:style-name="P176">(Pace*HR)=1240</text:p>
            </text:list-header>
          </text:list>
        </text:list-item>
      </text:list>
      <text:list xml:id="list29561595" text:continue-list="list4916775662413402851" text:style-name="L18">
        <text:list-item>
          <text:list>
            <text:list-header>
              <text:p text:style-name="P175">2 miles at 10:46/mile Ave HR= 121 bpm and rest a few minutes</text:p>
            </text:list-header>
          </text:list>
        </text:list-item>
      </text:list>
      <text:list xml:id="list29584599" text:continue-list="list29566078"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29573622"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123107038085825943"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3466172565120771624"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8409129558411493384" text:style-name="L23">
        <text:list-item>
          <text:list>
            <text:list-header>
              <text:p text:style-name="P19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6">Wed Aug 3, 2022 <text:span text:style-name="T1">4.45 miles</text:span> <text:s/></text:p>
      <text:p text:style-name="P106"><text:span text:style-name="T1">Warm up:</text:span> <text:s/>1 mile at various paces</text:p>
      <text:p text:style-name="P106"><text:span text:style-name="T1">Run:</text:span> 3.2 miles (10 x 0.32 miles) on the cemetery loop in 28:42 or 8:58/mile</text:p>
      <text:p text:style-name="P106">Mile splits: 9:05, 9:04, 9:00, 1:33 for the last 0.2 miles, Sum of vertical ascents: 220 feet.</text:p>
      <text:p text:style-name="P106">Ave HR: 152 bpm</text:p>
      <text:p text:style-name="P106"><text:span text:style-name="T1">Warm down:</text:span> <text:s/>0.25 miles</text:p>
      <text:p text:style-name="P106"/>
      <text:p text:style-name="P106">Thur Aug 4, 2022 <text:span text:style-name="T1">8 miles running</text:span> and 2.5 miles walking</text:p>
      <text:p text:style-name="P107">In the morning.</text:p>
      <text:p text:style-name="P107">Warm up: 0.25 miles</text:p>
      <text:p text:style-name="P107">Walk/Run:<text:span text:style-name="T2"> <text:s/>Alternated walking and running on the cemetery loop until I reached 6 miles. I walked about 2.5 miles and ran about 3.5 miles. <text:s/>Ave Pace: 14:00/mile, Ave HR: 98 bpm. </text:span></text:p>
      <text:p text:style-name="P106">Total Ascent: 440 feet</text:p>
      <text:p text:style-name="P107">Warm down:<text:span text:style-name="T2"> <text:s/></text:span>0.25 miles<text:span text:style-name="T2"> </text:span></text:p>
      <text:p text:style-name="P107">In the afternoon I ran with Brian and David on the high school track.</text:p>
      <text:p text:style-name="P106"><text:span text:style-name="T1">Warm up:</text:span> 0.25 mile jog</text:p>
      <text:p text:style-name="P106"><text:span text:style-name="T1">Run:</text:span> <text:s/>5 x ½ mile with ¼ mile jog before each run and a ¼ mile jog at the end</text:p>
      <text:p text:style-name="P106">Times for run: 4:35, 4:33, 4:32, 4:28, 4:17, Jogs and short rests about 4:30.</text:p>
      <text:p text:style-name="P106"/>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7776627621021446452" text:style-name="L24">
        <text:list-item>
          <text:p text:style-name="P202">14:55 <text:s text:c="17"/>98 bpm <text:s text:c="20"/>1460 b/mile</text:p>
        </text:list-item>
      </text:list>
      <text:p text:style-name="P104"/>
      <text:p text:style-name="P121"><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2"><text:span text:style-name="T30">Warm up:</text:span><text:span text:style-name="T31"> 0.25 mile jog to the cemetery</text:span></text:p>
      <text:p text:style-name="P121"><text:span text:style-name="T30">Walk: </text:span><text:span text:style-name="T32">1 mile on the loop in 14:26. Ave HR: 106 bpm, P x H = 1530 beats/mile. </text:span></text:p>
      <text:p text:style-name="P121"><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1"><text:span text:style-name="T30">Warm up:</text:span><text:span text:style-name="T32"> 1.25 miles including 8 x 100m “pick ups”</text:span></text:p>
      <text:p text:style-name="P123"><text:span text:style-name="T31">Run: </text:span><text:span text:style-name="T32">3 x 200m with a 200m jog after each and 6 x 400m with a 400m jog after each.</text:span></text:p>
      <text:p text:style-name="P23">Times for runs:57s, 57s, 60s, 2:01, 2:03, 2:03, 2:02, 1:58, 1:55</text:p>
      <text:p text:style-name="P23"/>
      <text:p text:style-name="P123"><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3"><text:soft-page-break/>Sat Aug 27, 2022 <text:span text:style-name="T1">12 miles of running</text:span> and 10 miles of walking</text:p>
      <text:p text:style-name="P113">I ran and walked with Gretchen Meyers and Jim Fitch on the Ernst Trail. I covered 22 miles with 12 miles of running and 10 miles of walking. <text:s/>During the workout I stopped 3 times for drinks . </text:p>
      <text:p text:style-name="P113">Ave moving pace: 13:47/mile, Ave heart rate while moving: 109 bpm</text:p>
      <text:p text:style-name="P113">Heartbeats per mile while moving: 1500 beats/mile</text:p>
      <text:p text:style-name="P113">I drank a lot more than I did last Saturday. This time my pulse stayed low throughout.</text:p>
      <text:p text:style-name="P113"/>
      <text:p text:style-name="P113">Sun Aug 28, 2022 <text:span text:style-name="T1">2.75 miles running </text:span>and 1.8 miles walking</text:p>
      <text:p text:style-name="P113"><text:span text:style-name="T1">Warm up:</text:span> 0.25 miles to the cemetery loop</text:p>
      <text:p text:style-name="P114">Walk/Run: <text:s/><text:span text:style-name="T2">12 cemetery loops: Distance: 3.82 miles, Time: 49:27, Ave Pace: 12:57/mile</text:span></text:p>
      <text:p text:style-name="P113">Ave HR: 105 bpm, heart beats per mile: 1360</text:p>
      <text:p text:style-name="P114">Warm down:<text:span text:style-name="T2"> 0.5 mile</text:span></text:p>
      <text:p text:style-name="P114"/>
      <text:p text:style-name="P113">Mon <text:s/>Aug 29, 2022 <text:span text:style-name="T1">3.5 miles running </text:span>and 1.8 miles walking</text:p>
      <text:p text:style-name="P113"><text:span text:style-name="T1">Warm up:</text:span> 0.25 miles to the cemetery loop</text:p>
      <text:p text:style-name="P114">Walk/Run: <text:s/><text:span text:style-name="T2">12 cemetery loops: Distance: 3.82 miles, Time: 48:45, Ave Pace: 12:46/mile</text:span></text:p>
      <text:p text:style-name="P113">Ave HR: 110 bpm, heart beats per mile: 1370</text:p>
      <text:p text:style-name="P114">Rest a few minutes</text:p>
      <text:p text:style-name="P114">Run: <text:span text:style-name="T2">1mile on the cemetery loop in 9:52, Ave HR: 131bpm, heart beats/mile: 1290</text:span></text:p>
      <text:p text:style-name="P114">Warm down:<text:span text:style-name="T2"> 0.25 mile</text:span></text:p>
      <text:p text:style-name="P113"/>
      <text:p text:style-name="P114"><text:span text:style-name="T2">Tues Aug 30, 2022 </text:span>5.05 miles running</text:p>
      <text:p text:style-name="P114">Warm up:<text:span text:style-name="T2"> <text:s/>0.8 miles mainly down hill to the intersection of Jefferson and Randolf.</text:span></text:p>
      <text:p text:style-name="P114">Run: <text:span text:style-name="T2">2 x (up and down) the cemetery hill. 3.2 miles in 41:52, sum of ascents 420 ft</text:span></text:p>
      <text:p text:style-name="P113">Ave pace: 13:00/mile, Ave HR: 115bpm, heart beats/min: 1500</text:p>
      <text:p text:style-name="P114">After a minute rest: <text:span text:style-name="T2">1 x up the cemetery hill in 9:38, sum of ascents 210 ft.</text:span></text:p>
      <text:p text:style-name="P113">Ave pace: 12:00/mile, Ave HR: 131 bpm, heart beats/mile:1572 </text:p>
      <text:p text:style-name="P113"><text:span text:style-name="T1">Warm down:</text:span> 0.25 miles</text:p>
      <text:p text:style-name="P113"/>
      <text:p text:style-name="P113">Wed Aug 31, 2022 <text:span text:style-name="T1">10 miles running</text:span></text:p>
      <text:p text:style-name="P113"><text:span text:style-name="T1">Run: </text:span>On the Allegheny outdoor track</text:p>
      <text:p text:style-name="P113">10 miles in 1:43:55, Ave Pace: 10:24/mile</text:p>
      <text:p text:style-name="P113">2 miles splits: 20:56, 20:48, 20:36, 21:00(stopped for water), 20:35(stopped for water)</text:p>
      <text:p text:style-name="P113">I felt better as I ran.</text:p>
      <text:p text:style-name="P113"/>
      <text:p text:style-name="P113">Thur Sept 1, 2022 <text:span text:style-name="T1">4.5 miles running</text:span> on the college track, running wide 1 lap =0.25miles</text:p>
      <text:p text:style-name="P113"><text:span text:style-name="T1">Run:</text:span> 2 miles in 10:38 + 9:49 = 20:27 and rest 5:00</text:p>
      <text:p text:style-name="P114">Run/Jog: <text:span text:style-name="T2">6 x 330yd with 330yd jog after each, ave run time:1:39, ave jog time 2:29</text:span></text:p>
      <text:p text:style-name="P113"><text:span text:style-name="T1">Warm down:</text:span> 0.25 mile</text:p>
      <text:p text:style-name="P113"><text:s/></text:p>
      <text:p text:style-name="P113">Fri Sept 2, 2022 <text:span text:style-name="T1">5.05 miles running</text:span> and 1.6 miles walking</text:p>
      <text:p text:style-name="P113"><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2909677667270944140"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6">Sat Oct 15, 2022 <text:span text:style-name="T1">13 miles running</text:span> and 12 miles walking..</text:p>
      <text:p text:style-name="P146">I ran and walked 25 miles in the Erie Endurance Run</text:p>
      <text:p text:style-name="P146"/>
      <text:p text:style-name="P146">Sun Oct 16, 2022 no running</text:p>
      <text:p text:style-name="P146"/>
      <text:p text:style-name="P147">Mon Oct 17. 2022 1 mile walking an <text:span text:style-name="T1">1 mile running</text:span></text:p>
      <text:p text:style-name="P146"/>
      <text:p text:style-name="P146">Tues Oct 18 <text:span text:style-name="T1">1 mile running</text:span></text:p>
      <text:p text:style-name="P146"/>
      <text:p text:style-name="P148">We flew to The Netherlands</text:p>
      <text:p text:style-name="P146"/>
      <text:p text:style-name="P146">Wed Oct 19 no running</text:p>
      <text:p text:style-name="P137"/>
      <text:p text:style-name="P151">Thur Oct 20, 2022 <text:span text:style-name="T1">2.06 miles</text:span> with Joe.</text:p>
      <text:p text:style-name="P151">Ave pace 9:50/mile</text:p>
      <text:p text:style-name="P151"/>
      <text:p text:style-name="P151">Fri Oct 21, no running</text:p>
      <text:p text:style-name="P151"/>
      <text:p text:style-name="P151">In the last week: <text:span text:style-name="T1">18.1 miles running</text:span> and 13 miles walking</text:p>
      <text:p text:style-name="P155"/>
      <text:p text:style-name="P151">Sat Oct 22, <text:span text:style-name="T1">2 miles</text:span></text:p>
      <text:p text:style-name="P151">Run: 2 miles averaging about 10:15/mile</text:p>
      <text:p text:style-name="P151"/>
      <text:p text:style-name="P151">Sun Oct 23, 2022 <text:span text:style-name="T1">2.3 miles</text:span></text:p>
      <text:p text:style-name="P151">Run: With Joe  2miles, Splits: 10:07 and 9:37</text:p>
      <text:p text:style-name="P151">Warm down: 0.33 miles at about 10:30/mile</text:p>
      <text:p text:style-name="P151"/>
      <text:p text:style-name="P151">Mon Oct 24, 2022 <text:span text:style-name="T1">3.5 miles</text:span></text:p>
      <text:p text:style-name="P151">Warm up: 0.25 miles</text:p>
      <text:p text:style-name="P151"><text:soft-page-break/>Run: 6x0.25 miles with a 0.25 jog after each. Three runs were with the wind and 3 against.  Ave time 2:20. Ave jog time: 3:17</text:p>
      <text:p text:style-name="P151">Warm down: 0.25 miles </text:p>
      <text:p text:style-name="P151"/>
      <text:p text:style-name="P151">Tues Oct 25, 2022 <text:span text:style-name="T1">3.75 miles</text:span></text:p>
      <text:p text:style-name="P146">Warm up: 0.5 miles</text:p>
      <text:p text:style-name="P146">Run: 6x0.25 miles with a 0.25 jog after. Ave time 2:17, Ave jog time: 3:17</text:p>
      <text:p text:style-name="P146">Warm down: 0.25 miles </text:p>
      <text:p text:style-name="P146"/>
      <text:p text:style-name="P146">Wed Oct 26, 2022 <text:span text:style-name="T1">5.5 miles</text:span></text:p>
      <text:p text:style-name="P146">Warm up: 1.75 miles</text:p>
      <text:p text:style-name="P146">Run: 6x0.25 miles with a 0.25 jog after. Ave time 2:13, Ave jog time: 3:08</text:p>
      <text:p text:style-name="P146">Warm down: 0.75 miles </text:p>
      <text:p text:style-name="P146"/>
      <text:p text:style-name="P151">Thur Oct 27, 2022 <text:span text:style-name="T1">3miles running</text:span> and 1 mile walking.</text:p>
      <text:p text:style-name="P151">Run/Walk: I ran 3/4 mile, walked 1/4 mile and repeated until I reached 4 miles. </text:p>
      <text:p text:style-name="P151">Ave pace: 12:35/mile</text:p>
      <text:p text:style-name="P151">Ave running pace: about 11:30/mile</text:p>
      <text:p text:style-name="P151">Ave walking pace: about 16:00/mile</text:p>
      <text:p text:style-name="P146"/>
      <text:p text:style-name="P157"><text:span text:style-name="T35">Fri Oct 28, 2022 </text:span><text:span text:style-name="T36">4.25 miles running</text:span><text:span text:style-name="T35"> and 1.25 mile walking.</text:span></text:p>
      <text:p text:style-name="P151">Warm up: 0.25 mile jog</text:p>
      <text:p text:style-name="P138">Run/Walk: I ran 3/4 mile, walked 1/4 mile and repeated until I reached 5 miles. </text:p>
      <text:p text:style-name="P138">Ave pace: 11:54/mile</text:p>
      <text:p text:style-name="P138">Ave running pace: about 10:50/mile</text:p>
      <text:p text:style-name="P138">Ave walking pace: about 15:30/mile</text:p>
      <text:p text:style-name="P138">Warm down: 0.25 mile jog</text:p>
      <text:p text:style-name="P138"/>
      <text:p text:style-name="P151">In the last week: <text:span text:style-name="T1">24.1 miles running</text:span> and 2 miles walking</text:p>
      <text:p text:style-name="P138"/>
      <text:p text:style-name="P138">Mon Oct 31, 2022 <text:span text:style-name="T1">5.3 miles</text:span></text:p>
      <text:p text:style-name="P151">Warm up: 0.3miles</text:p>
      <text:p text:style-name="P151">Run: 2 x 2 miles with 0.5 mile jog between </text:p>
      <text:p text:style-name="P151">1. Splits 10:00, 10:06</text:p>
      <text:p text:style-name="P151">2. Splits 9:36, 9:22</text:p>
      <text:p text:style-name="P151">Warm down: 0.5 miles</text:p>
      <text:p text:style-name="P151"/>
      <text:p text:style-name="P151">Wed Nov 2, 2023 no running</text:p>
      <text:p text:style-name="P151"/>
      <text:p text:style-name="P155"><text:span text:style-name="T24">Thur Nov 3, 2023 </text:span><text:span text:style-name="T26">2.5 miles running</text:span><text:span text:style-name="T24"> <text:s/>0.25 miles walking</text:span></text:p>
      <text:p text:style-name="P151"/>
      <text:p text:style-name="P155"><text:span text:style-name="T24">Fri Nov 4, 2023 </text:span><text:span text:style-name="T26">3.15 miles running</text:span><text:span text:style-name="T24"> 0.4 miles walking</text:span></text:p>
      <text:p text:style-name="P153"><text:soft-page-break/>During the past week: 11 miles</text:p>
      <text:p text:style-name="P153"/>
      <text:p text:style-name="P152">Sat <text:s/>Nov 5, 2022 <text:span text:style-name="T1">4 miles</text:span> of running and jogging averaging 12:34/mile </text:p>
      <text:p text:style-name="P152"/>
      <text:p text:style-name="P155"><text:span text:style-name="T24">Sun Nov 6, 2022 </text:span><text:span text:style-name="T26">4.25 miles</text:span><text:span text:style-name="T24"> at 11:11/mile </text:span></text:p>
      <text:p text:style-name="P151"/>
      <text:p text:style-name="P155"><text:span text:style-name="T24">Mon Nov 7, 2022 </text:span><text:span text:style-name="T26">4.75 miles running</text:span><text:span text:style-name="T24"> at 10:25/mile. </text:span></text:p>
      <text:p text:style-name="P151"><text:s text:c="7"/>My ankle is better than yesterday. </text:p>
      <text:p text:style-name="P151"/>
      <text:p text:style-name="P151">Fri Nov 11, 2022 <text:span text:style-name="T1">3 miles</text:span></text:p>
      <text:p text:style-name="P156"><text:span text:style-name="T37">1 mile on the indoor track in 11:26 and rest a few minutes</text:span> </text:p>
      <text:p text:style-name="P23">2 miles on a treadmill, Splits: 11:02 and 10:25</text:p>
      <text:p text:style-name="P23"/>
      <text:p text:style-name="P154">During the past week: 16 miles</text:p>
      <text:p text:style-name="P150"/>
      <text:p text:style-name="P150">Sat Nov 12, 2022 <text:span text:style-name="T1">3.5 miles</text:span></text:p>
      <text:p text:style-name="P156"><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130480136381442138"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29581969" text:continue-numbering="true" text:style-name="L26">
        <text:list-item>
          <text:list>
            <text:list-header>
              <text:p text:style-name="P180">0.1 mile lead in to a 4 mile run</text:p>
              <text:p text:style-name="P193">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29559195"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1934946465115191741"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3509531624354172802"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160284050645626971"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1"><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4169401493981875147"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8005220011036068768"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6979692279804229956" text:style-name="L32">
        <text:list-item>
          <text:list>
            <text:list-header>
              <text:p text:style-name="P186">0.25 miles in 2:54</text:p>
              <text:p text:style-name="P186">1 mile in 9:21 going faster as I ran and ending at around 8:30 pace</text:p>
            </text:list-header>
          </text:list>
        </text:list-item>
      </text:list>
      <text:list xml:id="list938979261781568513"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1750274894101703383"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4471160768067466912" text:style-name="L35">
        <text:list-item>
          <text:list>
            <text:list-header>
              <text:p text:style-name="P189">3.2 mile splits: 32:06 (10:02/mile), 30:59 (9:41/mile), The last 5 loops at 9:29/mile</text:p>
              <text:p text:style-name="P189">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23"/>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23">Sun July 30, 2023 <text:span text:style-name="T1">8.12 miles</text:span></text:p>
      <text:p text:style-name="P23"><text:span text:style-name="T1">Warm up:</text:span> 0.25 miles to cemetery loop</text:p>
      <text:p text:style-name="P10">Run:<text:span text:style-name="T2"> 24 loops in 1:25:49 Distance 7.62 miles, Ave Pace: 11:16/mile, Total ascent: 530 ft </text:span></text:p>
      <text:p text:style-name="P10">Warm down:<text:span text:style-name="T2"> 0.25 miles</text:span></text:p>
      <text:p text:style-name="P23"/>
      <text:p text:style-name="P23">Mon July 31,2023 <text:span text:style-name="T1">4.5 miles</text:span> I ran with 5 other runners on the high school track</text:p>
      <text:p text:style-name="P23"><text:span text:style-name="T1">Warm up:</text:span> 1.5 miles averaging 11:00/mile, and rest a few minutes.</text:p>
      <text:p text:style-name="P10">Run: <text:span text:style-name="T2">5 x 800m with 200m jogs between. The jogs took about 2:30.</text:span></text:p>
      <text:p text:style-name="P23">Times for runs: 4:31, 4:26, 4:33, 4:18, 4:23</text:p>
      <text:p text:style-name="P23"><text:span text:style-name="T1">Warm down:</text:span> ¼ mile jog</text:p>
      <text:p text:style-name="P23"><text:soft-page-break/>Tues Aug 1, 2023 <text:span text:style-name="T1">2 miles</text:span></text:p>
      <text:p text:style-name="P23"><text:span text:style-name="T1">Warm up:</text:span> 0.25 miles to the cemetery loop and rest a few minutes.</text:p>
      <text:p text:style-name="P10">Run: <text:span text:style-name="T2">1.5 miles on the loop averaging 9:51/mile. <text:s/></text:span></text:p>
      <text:p text:style-name="P23"><text:span text:style-name="T1">Warm down:</text:span> 0.25 mile jog</text:p>
      <text:p text:style-name="P23"/>
      <text:p text:style-name="P23">Wed Aug 2, 2023 <text:span text:style-name="T1">5.62 miles</text:span></text:p>
      <text:p text:style-name="P23"><text:span text:style-name="T1">Warm up:</text:span> 0.25 miles to cemetery loop</text:p>
      <text:p text:style-name="P10">Run:<text:span text:style-name="T2"> 16 loops in 56:35 <text:s/>Distance 5.12 miles, Ave Pace: 11:04/mile, Total ascent: 350 ft, </text:span></text:p>
      <text:p text:style-name="P23">The last mile was in 10:39</text:p>
      <text:p text:style-name="P23"><text:span text:style-name="T1">Warm down:</text:span> 0.25 miles </text:p>
      <text:p text:style-name="P23"/>
      <text:p text:style-name="P23">Thur Aug 3, 2023 <text:span text:style-name="T1">1 mile</text:span> in 11:03 </text:p>
      <text:p text:style-name="P23"/>
      <text:p text:style-name="P23">Fri Aug 4, 2023 <text:span text:style-name="T1">1 mile</text:span> on Limber Rd hill in 11:49</text:p>
      <text:p text:style-name="P23">0.2 miles up, 0.5 miles down and 0.3 miles up the hill</text:p>
      <text:p text:style-name="P23"/>
      <text:p text:style-name="P10">During the past week: 26.25 miles<text:span text:style-name="T2"> <text:s/>streak of 35 days</text:span></text:p>
      <text:p text:style-name="P10"/>
      <text:p text:style-name="P23">Sat Aug 5, 2023 <text:span text:style-name="T1">1.8 miles </text:span>with Oona</text:p>
      <text:p text:style-name="P23">We also walked about 0.25 miles</text:p>
      <text:p text:style-name="P23"/>
      <text:p text:style-name="P23">Sun Aug 6, 2023 <text:span text:style-name="T1">3.7 miles</text:span></text:p>
      <text:p text:style-name="P23"><text:span text:style-name="T1">Warm up:</text:span> 0.25 miles to cemetery loop</text:p>
      <text:p text:style-name="P10">Run:<text:span text:style-name="T2"> 10 loops in 34:35 <text:s/>Distance 3.2 miles, Ave Pace: 10:48/mile, Total ascent: 220 ft, </text:span></text:p>
      <text:p text:style-name="P23"><text:span text:style-name="T1">Warm down:</text:span> 0.25 miles</text:p>
      <text:p text:style-name="P10"/>
      <text:p text:style-name="P23">Mon Aug 7, 2023 <text:span text:style-name="T1">8.1 miles</text:span></text:p>
      <text:p text:style-name="P10">In AM</text:p>
      <text:p text:style-name="P23"><text:span text:style-name="T1">Warm up:</text:span> 0.35 miles to cemetery loop</text:p>
      <text:p text:style-name="P10">Run:<text:span text:style-name="T2"> 10 loops in 33:09 <text:s/>Distance 3.2 miles, Ave Pace: 10:22/mile, Total ascent: 220 ft, </text:span></text:p>
      <text:p text:style-name="P23"><text:span text:style-name="T1">Warm down:</text:span> 0.45 miles</text:p>
      <text:p text:style-name="P10">In PM:<text:span text:style-name="T2"> </text:span><text:s/><text:span text:style-name="T2">With 7 other runners on the high school track</text:span></text:p>
      <text:p text:style-name="P10">Warm up:<text:span text:style-name="T2"> 1.5 miles, Ave pace: 10:45/mile and rest a few minutes</text:span></text:p>
      <text:p text:style-name="P23"><text:span text:style-name="T1">Run:</text:span> 7 x 400m with 200m jog/rest between jogs took about 2:10</text:p>
      <text:p text:style-name="P23">Run times: 2:06, 2:11, 2:11, 2:06, 2:08, 2:04, 1:55</text:p>
      <text:p text:style-name="P23"/>
      <text:p text:style-name="P23">Tues Aug 8, 2023 <text:span text:style-name="T1">2.8 miles</text:span></text:p>
      <text:p text:style-name="P10">Run:<text:span text:style-name="T2"> 1.55 miles, I ran down Limber and Jefferson and to the top of the cemetery. </text:span></text:p>
      <text:p text:style-name="P23">Sum of ascents: 230ft, Ave Pace:13:19 and rest a 4 minutes</text:p>
      <text:p text:style-name="P23"><text:span text:style-name="T1">Run:</text:span> 1 mile on the cemetery loop in 11:12</text:p>
      <text:p text:style-name="P23"><text:span text:style-name="T1">Warm down:</text:span> 0.25 miles home</text:p>
      <text:p text:style-name="P10"/>
      <text:p text:style-name="P23"><text:soft-page-break/><text:s/></text:p>
      <text:p text:style-name="P23">Wed Aug 9, 2023 <text:span text:style-name="T1">3.7 miles</text:span></text:p>
      <text:p text:style-name="P23"><text:span text:style-name="T1">Warm up:</text:span> 0.25 miles to cemetery loop</text:p>
      <text:p text:style-name="P10">Run:<text:span text:style-name="T2"> 10 loops in 35:33 <text:s/>Distance 3.2 miles, Ave Pace: 11:07/mile, Total ascent: 220 ft, </text:span></text:p>
      <text:p text:style-name="P23"><text:span text:style-name="T1">Warm down:</text:span><text:span text:style-name="T2"> 0.25 miles</text:span></text:p>
      <text:p text:style-name="P23"/>
      <text:p text:style-name="P10"><text:span text:style-name="T2">Thur Aug 10, 2023 </text:span>2 miles<text:span text:style-name="T2"> on the Ernst trail at 11:00/mile</text:span></text:p>
      <text:p text:style-name="P23"/>
      <text:p text:style-name="P10"><text:span text:style-name="T2">Fri Aug 11,</text:span> <text:span text:style-name="T2">2023 </text:span>4.8 miles</text:p>
      <text:p text:style-name="P23"><text:span text:style-name="T1">Warm up:</text:span> 0.25 miles to cemetery loop</text:p>
      <text:p text:style-name="P10">Run:<text:span text:style-name="T2"> 15 loops in 51:06 <text:s/>Distance 4.8 miles, Ave Pace: 10:39/mile, Total ascent: 330 ft, </text:span></text:p>
      <text:p text:style-name="P23"><text:span text:style-name="T1">Warm down:</text:span> 0.25 miles</text:p>
      <text:p text:style-name="P10"/>
      <text:p text:style-name="P10">During the past week: 26.9 miles<text:span text:style-name="T2"> <text:s/>streak of 42 days</text:span></text:p>
      <text:p text:style-name="P23"/>
      <text:p text:style-name="P10"><text:span text:style-name="T2">Sat Aug 12,</text:span> <text:span text:style-name="T2">2023 </text:span>2.3 miles</text:p>
      <text:p text:style-name="P23"><text:span text:style-name="T1">Warm up:</text:span> 0.35 miles to cemetery loop</text:p>
      <text:p text:style-name="P10">Run:<text:span text:style-name="T2"> 5 loops in 16:38 <text:s/>Distance 1.6 miles, Ave Pace: 10:24/mile, Total ascent: 110 ft </text:span></text:p>
      <text:p text:style-name="P23"><text:span text:style-name="T1">Warm down:</text:span><text:span text:style-name="T2"> 0.35 miles</text:span></text:p>
      <text:p text:style-name="P23"/>
      <text:p text:style-name="P23">Sun Aug 13, 2023 <text:span text:style-name="T1">7.1 miles</text:span></text:p>
      <text:p text:style-name="P23"><text:span text:style-name="T1">Warm up:</text:span> 0.35 miles to cemetery loop</text:p>
      <text:p text:style-name="P10">Run:<text:span text:style-name="T2"> 20 loops in 1:11:27 Distance 6.4 miles, Ave Pace: 11:08/mile, Total ascent: 440 ft</text:span></text:p>
      <text:p text:style-name="P10">Warm down:<text:span text:style-name="T2"> 0.35 miles</text:span></text:p>
      <text:p text:style-name="P23"/>
      <text:p text:style-name="P10"><text:span text:style-name="T2">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1">1.5 miles</text:span></text:p>
      <text:p text:style-name="P23"><text:span text:style-name="T1">Warm up:</text:span> 0.25 miles to cemetery loop</text:p>
      <text:p text:style-name="P10">Run:<text:span text:style-name="T2"> 1 mile on the loop, Time: 10:06, Total ascent: 66 ft</text:span></text:p>
      <text:p text:style-name="P10">Warm down:<text:span text:style-name="T2"> 0.25 miles</text:span></text:p>
      <text:p text:style-name="P23"/>
      <text:p text:style-name="P10"><text:span text:style-name="T2">Wed Aug 16, 2023 <text:s/></text:span>4.3 miles<text:span text:style-name="T2"> at the Ice Cream Race in Grove City</text:span></text:p>
      <text:p text:style-name="P10">Warm up: <text:span text:style-name="T2">1.2 miles at various paces</text:span></text:p>
      <text:p text:style-name="P10">Run:<text:span text:style-name="T2"> 5k in 28:00 Splits: 8:55, 9:25, 8:51, and 0.11 miles at 7:37/mile pace</text:span></text:p>
      <text:p text:style-name="P23"/>
      <text:p text:style-name="P23">Thur Aug 17, 2023 <text:span text:style-name="T1">2.1 miles</text:span></text:p>
      <text:p text:style-name="P23"><text:span text:style-name="T1">Warm up:</text:span> 0.25 miles to cemetery loop</text:p>
      <text:p text:style-name="P10">Run:<text:span text:style-name="T2"> 5 loops, 1.6 miles, Time: , Total ascent: </text:span></text:p>
      <text:p text:style-name="P10">Warm down:<text:span text:style-name="T2"> 0.25 miles</text:span></text:p>
      <text:p text:style-name="P23"><text:soft-page-break/><text:span text:style-name="T2">Fri Aug 18, 2023 </text:span><text:span text:style-name="T1">5.3</text:span><text:span text:style-name="T1"> miles</text:span></text:p>
      <text:p text:style-name="P23"><text:span text:style-name="T1">Warm up:</text:span> 0.25 miles to cemetery loop</text:p>
      <text:p text:style-name="P10">Run:<text:span text:style-name="T2"> 15 loop, 4.8 miles Time: 51:58, Total ascent: 330 ft</text:span></text:p>
      <text:p text:style-name="Standard"><text:span text:style-name="T30">Ave Pace: </text:span><text:span text:style-name="T32">10:50/mile, Ave HR: 122bpm, Max HR: 132/mile</text:span></text:p>
      <text:p text:style-name="Standard"><text:span text:style-name="T30">Warm down:</text:span><text:span text:style-name="T32"> 0.25 miles</text:span><text:span text:style-name="T2"> </text:span></text:p>
      <text:p text:style-name="P10"><text:s text:c="2"/></text:p>
      <text:p text:style-name="P10">During the past week: 24.6 miles<text:span text:style-name="T2"> <text:s/>streak of 49 days</text:span></text:p>
      <text:p text:style-name="P23"/>
      <text:p text:style-name="P23">Sat Aug 19, 2023 <text:span text:style-name="T1">7.75 miles</text:span></text:p>
      <text:p text:style-name="P23"><text:span text:style-name="T1">Warm up:</text:span> 0.25 miles to cemetery loop</text:p>
      <text:p text:style-name="P10">Run:<text:span text:style-name="T2"> 20 loops in 1:05:19 Distance 6.4 miles, Ave Pace: 10:13/mile, Total ascent: 440 ft</text:span></text:p>
      <text:p text:style-name="P10"><text:span text:style-name="T2">Last mile: </text:span><text:s/><text:span text:style-name="T2">9:17</text:span></text:p>
      <text:p text:style-name="P10">Warm down:<text:span text:style-name="T2"> 0.35 miles</text:span></text:p>
      <text:p text:style-name="P10">In the Afternoon:<text:span text:style-name="T2"> 0.75 miles at Woodcock Lake trail </text:span></text:p>
      <text:p text:style-name="P23"/>
      <text:p text:style-name="P10"><text:span text:style-name="T2">Sun Aug 20, 2023 </text:span>3.7 miles</text:p>
      <text:p text:style-name="P23"><text:span text:style-name="T1">Warm up:</text:span> 0.25 miles to cemetery loop</text:p>
      <text:p text:style-name="P10">Run:<text:span text:style-name="T2"> 10 loops in 33:02, Distance 3.2 miles, Ave Pace: 10:18/mile, Total ascent: 220 ft</text:span></text:p>
      <text:p text:style-name="P10">Warm down:<text:span text:style-name="T2"> 0.25 miles</text:span></text:p>
      <text:p text:style-name="P23"/>
      <text:p text:style-name="P10"><text:span text:style-name="T2">Mon Aug 21, 2023 </text:span>4.15 miles<text:span text:style-name="T2"> </text:span></text:p>
      <text:p text:style-name="P23"><text:span text:style-name="T1">Warm up:</text:span> 0.25 miles to cemetery loop</text:p>
      <text:p text:style-name="P10">Run:<text:span text:style-name="T2"> 7 x 1 loop with 3 min/0.2 mile jog after each run, ascent on each loop 22 ft</text:span></text:p>
      <text:p text:style-name="P23">Times for runs : 2:55, 2:56, 2:59, 3:00, 2:56, 2:53, 2:43 </text:p>
      <text:p text:style-name="P10">Warm down:<text:span text:style-name="T2"> <text:s/>0.25 miles</text:span></text:p>
      <text:p text:style-name="P23"/>
      <text:p text:style-name="P23">Tues <text:s/>Aug 22, 2023 <text:span text:style-name="T1"><text:s/>5.3 miles</text:span></text:p>
      <text:p text:style-name="P23"><text:span text:style-name="T1">Warm up:</text:span> 0.25 miles to cemetery loop</text:p>
      <text:p text:style-name="P10">Run:<text:span text:style-name="T2"> 15 loops, Distance: 4.8 miles, Ave Pace: ~10:15/mile, Total ascent: 330 ft</text:span></text:p>
      <text:p text:style-name="P23">Warm down: 0.25 miles</text:p>
      <text:p text:style-name="P23"/>
      <text:p text:style-name="P10"><text:span text:style-name="T2">Wed Aug 23, 2023 </text:span>6.3 miles</text:p>
      <text:p text:style-name="P23"><text:span text:style-name="T1">Warm up:</text:span> 1 mile at various paces mainly on the cemetery loop</text:p>
      <text:p text:style-name="P10">Run:<text:span text:style-name="T2"> 5 x 2 loops with a 1 loop <text:s/>jog after each run, ascent on each 2 loops: 44 ft</text:span></text:p>
      <text:p text:style-name="P23">Times for runs : 6:33, 6:33, 6:30, 6:33, 6:26, Jogs in about 4:25 </text:p>
      <text:p text:style-name="P10">Warm down:<text:span text:style-name="T2"> <text:s/>0.25 miles</text:span></text:p>
      <text:p text:style-name="P23"/>
      <text:p text:style-name="P10"><text:span text:style-name="T2">Thur Aug 24, 2023 </text:span>2 miles</text:p>
      <text:p text:style-name="P23"><text:span text:style-name="T1">Run:</text:span> 2 miles at various paces</text:p>
      <text:p text:style-name="P23"/>
      <text:p text:style-name="P23"/>
      <text:p text:style-name="P23"/>
      <text:p text:style-name="P77"><text:soft-page-break/>Fri Aug. 25, 2023 <text:span text:style-name="T1">3.7 miles</text:span></text:p>
      <text:p text:style-name="P77"><text:span text:style-name="T1">Warm up:</text:span> 0.25 miles to cemetery loop</text:p>
      <text:p text:style-name="P91">Run:<text:span text:style-name="T2"> 10 loops in 35:58, Distance 3.2 miles, Ave Pace: 11:14/mile, Total ascent: 220 ft</text:span></text:p>
      <text:p text:style-name="P91">Warm down:<text:span text:style-name="T2"> 0.25 miles</text:span></text:p>
      <text:p text:style-name="P77"/>
      <text:p text:style-name="P91"><text:span text:style-name="T2">During the past week: </text:span>32.9 miles<text:span text:style-name="T2"> <text:s/>streak of 56 days</text:span></text:p>
      <text:p text:style-name="P77"/>
      <text:p text:style-name="P77">Sat Aug 26, 2023 <text:span text:style-name="T1">7.15 miles</text:span></text:p>
      <text:p text:style-name="P77"><text:span text:style-name="T1">Warm up:</text:span> 0.5 miles mostly on cemetery loop</text:p>
      <text:p text:style-name="P91">Run:<text:span text:style-name="T2"> 20 loops in 1:11:59 Distance 6.4 miles, Ave Pace: 11:15/mile, Total ascent: 440 ft</text:span></text:p>
      <text:p text:style-name="P91">Warm down:<text:span text:style-name="T2"> 0.25 miles</text:span></text:p>
      <text:p text:style-name="P77"/>
      <text:p text:style-name="P91"><text:span text:style-name="T2">Sun Aug 27, 2023 </text:span>5 miles</text:p>
      <text:p text:style-name="P77"><text:span text:style-name="T1">Warm up:</text:span> 0.25 miles to cemetery loop</text:p>
      <text:p text:style-name="P91">Run:<text:span text:style-name="T2"> 10 loops in 34:53, Distance 3.2 miles, Ave Pace: 10:54/mile, Total ascent: 220 ft</text:span></text:p>
      <text:p text:style-name="P91">Warm down:<text:span text:style-name="T2"> 0.25 miles</text:span></text:p>
      <text:p text:style-name="P77">Later in the day I ran 1.3 miles with Oona</text:p>
      <text:p text:style-name="P77"/>
      <text:p text:style-name="P91"><text:span text:style-name="T2">Mon Aug 28, 2023 </text:span>2.6 miles</text:p>
      <text:p text:style-name="P77"><text:span text:style-name="T1">Warm up:</text:span> 0.25 miles to cemetery loop</text:p>
      <text:p text:style-name="P91">Run:<text:span text:style-name="T2"> <text:s/>2 miles on the cemetery loop averaging 10:25/mile, Total ascent: 132 ft</text:span></text:p>
      <text:p text:style-name="P91">Warm down:<text:span text:style-name="T2"> 0.35 miles home</text:span></text:p>
      <text:p text:style-name="P77"/>
      <text:p text:style-name="P77">Tues <text:s/>Aug 29, 2023 <text:span text:style-name="T1"><text:s/>5.3 miles</text:span></text:p>
      <text:p text:style-name="P77"><text:span text:style-name="T1">Warm up:</text:span> 0.25 miles to cemetery loop</text:p>
      <text:p text:style-name="P91">Run:<text:span text:style-name="T2"> 15 loops, Distance: 4.8 miles, Ave Pace: 10:31/mile, Total ascent: 330 ft</text:span></text:p>
      <text:p text:style-name="P77">5 loop splits: 17:17, 17:00, 16:07(10:04/mile)</text:p>
      <text:p text:style-name="P77"><text:span text:style-name="T1">Warm down:</text:span> 0.25 miles</text:p>
      <text:p text:style-name="P77"/>
      <text:p text:style-name="P77">Wed Aug 30, 2023 <text:s/><text:span text:style-name="T1">4 miles</text:span> </text:p>
      <text:p text:style-name="P77"><text:span text:style-name="T1">Warm up:</text:span> 0.25 miles to cemetery loop</text:p>
      <text:p text:style-name="P91">Run:<text:span text:style-name="T2"> 10 loops in 36:45, Distance 3.2 miles, Ave Pace: 11:29/mile, Total ascent: 220 ft</text:span></text:p>
      <text:p text:style-name="P91">Warm down:<text:span text:style-name="T2"> 0.55 miles</text:span></text:p>
      <text:p text:style-name="P77"/>
      <text:p text:style-name="P91"><text:span text:style-name="T2">Thur Aug 31, 2023 </text:span>4 miles <text:span text:style-name="T2">on the Ernst Trail</text:span></text:p>
      <text:p text:style-name="P91">Warm up: <text:span text:style-name="T2">1 mile in about 11:30</text:span></text:p>
      <text:p text:style-name="P91">Run: <text:span text:style-name="T2">3 miles Ave pace: 11:09/mile. I am saving energy for the Erie marathon on Sept 10.</text:span></text:p>
      <text:p text:style-name="P77"/>
      <text:p text:style-name="P77">Friday <text:s/>Sept 1, 2023 <text:span text:style-name="T1"><text:s/>2.1 miles</text:span></text:p>
      <text:p text:style-name="P77"><text:span text:style-name="T1">Warm up:</text:span> 0.25 miles to cemetery loop</text:p>
      <text:p text:style-name="P91">Run:<text:span text:style-name="T2"> 5 loops, Distance: 1.6 miles, Ave Pace: 11:21/mile, Total ascent: 110 ft</text:span></text:p>
      <text:p text:style-name="P77"><text:span text:style-name="T1">Warm down:</text:span> 0.25 miles</text:p>
      <text:p text:style-name="P77"/>
      <text:p text:style-name="P91"><text:span text:style-name="T2">During the past week: </text:span>30.5 miles<text:span text:style-name="T2"> <text:s/>streak of 63 days</text:span></text:p>
      <text:p text:style-name="P77"/>
      <text:p text:style-name="P104"><text:soft-page-break/>Sat <text:s/>Sept 2, 2023 <text:span text:style-name="T1"><text:s/>2.1 miles</text:span></text:p>
      <text:p text:style-name="P104"><text:span text:style-name="T1">Warm up:</text:span> 0.25 miles to cemetery loop</text:p>
      <text:p text:style-name="P102">Run:<text:span text:style-name="T2"> 5 loops, Distance: 1.6 miles, Ave Pace: 11:16/mile, Total ascent: 110 ft</text:span></text:p>
      <text:p text:style-name="P104"><text:span text:style-name="T1">Warm down:</text:span> 0.25 miles</text:p>
      <text:p text:style-name="P104"/>
      <text:p text:style-name="P104">Sun <text:s/>Sept 3, 2023 <text:span text:style-name="T1"><text:s/>2.1 miles</text:span></text:p>
      <text:p text:style-name="P104"><text:span text:style-name="T1">Warm up:</text:span> 0.25 miles to cemetery loop</text:p>
      <text:p text:style-name="P102">Run:<text:span text:style-name="T2"> 5 loops, Distance: 1.6 miles, Ave Pace: 10:23/mile, Total ascent: 110 ft</text:span></text:p>
      <text:p text:style-name="P104"><text:span text:style-name="T1">Warm down:</text:span> 0.25 miles</text:p>
      <text:p text:style-name="P102"/>
      <text:p text:style-name="P104">Mon <text:s/>Sept 4, 2023 <text:span text:style-name="T1"><text:s/>3 miles</text:span></text:p>
      <text:p text:style-name="P104"><text:span text:style-name="T1">Warm up:</text:span> 0.2 miles to cemetery loop</text:p>
      <text:p text:style-name="P102">Run:<text:span text:style-name="T2"> 5 loops, Distance: 1.6 miles, Ave Pace: 10:03/mile, Total ascent: 110 ft</text:span></text:p>
      <text:p text:style-name="P104"><text:span text:style-name="T1">Warm down:</text:span> 1.2 miles slowly</text:p>
      <text:p text:style-name="P102"/>
      <text:p text:style-name="P104">Tues <text:s/>Sept 5, 2023 <text:span text:style-name="T1"><text:s/>2.5 miles</text:span></text:p>
      <text:p text:style-name="P104"><text:span text:style-name="T1">Warm up:</text:span> 0.25 miles to cemetery loop</text:p>
      <text:p text:style-name="P102">Run:<text:span text:style-name="T2"> 2 miles on the cemetery, <text:s/>Ave Pace: 11:06/mile, Total ascent: 132 ft</text:span></text:p>
      <text:p text:style-name="P104"><text:span text:style-name="T1">Warm down:</text:span> 0.25 miles </text:p>
      <text:p text:style-name="P102"/>
      <text:p text:style-name="P104">Wed Sept 6, 2023 <text:span text:style-name="T1"><text:s/>2.5 miles</text:span></text:p>
      <text:p text:style-name="P104"><text:span text:style-name="T1">Warm up:</text:span> 0.25 miles to cemetery loop</text:p>
      <text:p text:style-name="P102">Run:<text:span text:style-name="T2"> 2 miles on the cemetery, <text:s/>Ave Pace: 10:46/mile, Total ascent: 132 ft</text:span></text:p>
      <text:p text:style-name="P104"><text:span text:style-name="T1">Warm down:</text:span> 0.25 miles </text:p>
      <text:p text:style-name="P104"/>
      <text:p text:style-name="P104">Thur Sept 7, 2023 <text:span text:style-name="T1"><text:s/>2.85 miles</text:span></text:p>
      <text:p text:style-name="P104"><text:span text:style-name="T1">Warm up:</text:span> 0.5 miles to cemetery loop</text:p>
      <text:p text:style-name="P102">Run: <text:span text:style-name="T2">1.07 miles on the loop, <text:s/>Time: 9:26/mile, Total ascent: 66 ft</text:span></text:p>
      <text:p text:style-name="P104"><text:span text:style-name="T1">Warm down:</text:span> 0.25 miles </text:p>
      <text:p text:style-name="P104"/>
      <text:p text:style-name="P104">Fri Sept 8, 2023 <text:span text:style-name="T1"><text:s/>2.5 miles</text:span></text:p>
      <text:p text:style-name="P104"><text:span text:style-name="T1">Warm up:</text:span> 0.25 miles to cemetery loop</text:p>
      <text:p text:style-name="P102">Run: <text:span text:style-name="T2">1 miles on the loop, <text:s/>Time: 9:58/mile, Total ascent: 70 ft</text:span></text:p>
      <text:p text:style-name="P104"><text:span text:style-name="T1">Warm down:</text:span> 0.25 miles</text:p>
      <text:p text:style-name="P104"/>
      <text:p text:style-name="P105">During the past week: <text:span text:style-name="T1">17.6 miles</text:span> <text:s/>streak of 70 days </text:p>
      <text:p text:style-name="P104"/>
      <text:p text:style-name="P104">Sat Sept 9, 2023 <text:span text:style-name="T1"><text:s/>2.5 miles</text:span></text:p>
      <text:p text:style-name="P104"><text:span text:style-name="T1">Warm up:</text:span> 0.25 miles to cemetery loop</text:p>
      <text:p text:style-name="P102">Run: <text:span text:style-name="T2">1 miles on the loop, <text:s/>Time: 11:03/mile, Total ascent: 70 ft</text:span></text:p>
      <text:p text:style-name="P104"><text:span text:style-name="T1">Warm down:</text:span> 0.25 miles</text:p>
      <text:p text:style-name="P104"/>
      <text:p text:style-name="P104">Sun Sept 10, 2023 <text:span text:style-name="T1">10 miles</text:span> I started the Erie Marathon</text:p>
      <text:p text:style-name="P104"><text:span text:style-name="T1">Warm up:</text:span> I walked and jogged 0.75 miles </text:p>
      <text:p text:style-name="P102">Run: <text:span text:style-name="T2">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4"><text:soft-page-break/>Mon Sept 11, 2023 <text:span text:style-name="T1">1.5 miles</text:span> at an easy pace.</text:p>
      <text:p text:style-name="P77"><text:span text:style-name="T1">Run: </text:span>1.5 miles at an easy pace while timing 10 runners on the cemetery loop.</text:p>
      <text:p text:style-name="P91"/>
      <text:p text:style-name="P104">Tues Sept 12, 2023 <text:span text:style-name="T1">2.25 miles</text:span></text:p>
      <text:p text:style-name="P104"><text:span text:style-name="T1">Warm up:</text:span> 0.25 miles to cemetery loop</text:p>
      <text:p text:style-name="P91">Run: <text:span text:style-name="T2">2 miles on the loop some of which was with Olivia. Time: 23:23</text:span></text:p>
      <text:p text:style-name="P77"/>
      <text:p text:style-name="P104">Wed Sept 13, 2023 <text:span text:style-name="T1">3.2 miles </text:span>averaging 12:54/mile</text:p>
      <text:p text:style-name="P77">I ran down Limber and Jefferson, into the cemetery to the very top and back home. It is a very hilly course.</text:p>
      <text:p text:style-name="P77"/>
      <text:p text:style-name="P77">Thur Sept 14, 2023 <text:span text:style-name="T1">4 miles</text:span></text:p>
      <text:p text:style-name="P77"><text:span text:style-name="T1">Warm up: </text:span>1 mile in 10:03 and rest a few minutes</text:p>
      <text:p text:style-name="P77"><text:span text:style-name="T1">Run:</text:span> I ran 3 miles on the Ernst Trail with 10 other runners. Time: 28:05, Ave Pace: 9:22/mile</text:p>
      <text:p text:style-name="P77"/>
      <text:p text:style-name="P77">Fri Sept 15, 2023 <text:span text:style-name="T1">3 miles</text:span> on a Wise Center treadmill</text:p>
      <text:p text:style-name="P91">Approximate Splits: <text:span text:style-name="T2">11:30, 11:00, 12:00</text:span></text:p>
      <text:p text:style-name="P77"/>
      <text:p text:style-name="P105">During the past week: <text:span text:style-name="T1">26.5 miles</text:span> <text:s/>streak of 77 days</text:p>
      <text:p text:style-name="P105"/>
      <text:p text:style-name="P104">Sat Sept 16, 2023 <text:span text:style-name="T1"><text:s/>4.2 miles</text:span></text:p>
      <text:p text:style-name="P102">Run: <text:span text:style-name="T2">4 miles on the loop, Pace: 11:45/mile, Total ascent: 270 ft</text:span></text:p>
      <text:p text:style-name="P104"><text:span text:style-name="T1">Warm down:</text:span> 0.2 <text:s/>miles</text:p>
      <text:p text:style-name="P104"/>
      <text:p text:style-name="P104">Sun Sept 17, 2023 <text:span text:style-name="T1"><text:s text:c="2"/>4.66 miles</text:span></text:p>
      <text:p text:style-name="P104"><text:span text:style-name="T1">Warm up:</text:span> 0.25 miles to cemetery loop</text:p>
      <text:p text:style-name="P102">Run: <text:span text:style-name="T2">13 loops, 4.16 miles, Pace: 12:45/mile, Total ascent: 286 ft</text:span></text:p>
      <text:p text:style-name="P104"><text:span text:style-name="T1">Warm down:</text:span> 0.25 miles</text:p>
      <text:p text:style-name="P91"/>
      <text:p text:style-name="P104">Mon Sept 18, 2023 <text:span text:style-name="T1">5.3 miles</text:span></text:p>
      <text:p text:style-name="P104">In the morning:</text:p>
      <text:p text:style-name="P104"><text:span text:style-name="T1">Warm up:</text:span> 0.25 miles to cemetery loop</text:p>
      <text:p text:style-name="P102">Run: <text:span text:style-name="T2">10 loops, 3.2 miles, Pace: 12:40/mile, Total ascent: 220 ft</text:span></text:p>
      <text:p text:style-name="P104"><text:span text:style-name="T1">Warm down:</text:span> 0.25 miles</text:p>
      <text:p text:style-name="P104">In the afternoon:</text:p>
      <text:p text:style-name="P77"><text:span text:style-name="T1">Run: </text:span>1.6 miles at an easy pace while timing 10 runners on the cemetery loop.</text:p>
      <text:p text:style-name="P91"/>
      <text:p text:style-name="P77">Tues Sept 19, 2023 <text:span text:style-name="T1">4 miles</text:span></text:p>
      <text:p text:style-name="P77">I ran wide on the college track so each lap was ¼ mile.</text:p>
      <text:p text:style-name="P77">I jogged about 55 yards at the beginning of each of the 16 laps and ran the rest. So during the 4 miles, I jogged a total of ½ mile and ran 3.5 miles. While running my foot plant was near the front of my foot and jogging near the back.</text:p>
      <text:p text:style-name="P91">Run: <text:span text:style-name="T2">4 miles, Time 50:07, Ave Pace 12:32/mile, Ave HR: 112, Max HR: 129.</text:span></text:p>
      <text:p text:style-name="P77">For the first mile my HR was above average and for the last mile it was below average.</text:p>
      <text:p text:style-name="P77">Two mile splits: 24:52 and 25:17</text:p>
      <text:p text:style-name="P77">I am happy I kept my pulse low at this pace.</text:p>
      <text:p text:style-name="P77"><text:soft-page-break/>Wed <text:s/>Sept 20, 2023 <text:span text:style-name="T1">4 miles</text:span></text:p>
      <text:p text:style-name="P91">Run: <text:span text:style-name="T2">1 mile to the college track in 11:41 and rest a few minutes</text:span></text:p>
      <text:p text:style-name="P91">Run:<text:span text:style-name="T2"> 3 miles on the track in 37:46 or 12:34/mile, splits: 12:44, 12:46, 12:17</text:span></text:p>
      <text:p text:style-name="P77">I jogged about 55 yards at the beginning of each of the 12 laps and ran the rest. So during the 3 miles, I jogged a total of 3/8 mile and ran 2 and 5/8 miles.</text:p>
      <text:p text:style-name="P91"/>
      <text:p text:style-name="P91"><text:span text:style-name="T2">Thur Sept 21m 2023</text:span> 3.7 miles</text:p>
      <text:p text:style-name="P104">In the morning:</text:p>
      <text:p text:style-name="P104"><text:span text:style-name="T1">Warm up:</text:span> 0.25 miles to cemetery loop</text:p>
      <text:p text:style-name="P102">Run: <text:span text:style-name="T2">10 loops, 3.2 miles, </text:span><text:span text:style-name="T17">Ave Pace 12:25/mile, Ave HR: 113, </text:span><text:span text:style-name="T2">Total ascent: 220 ft</text:span></text:p>
      <text:p text:style-name="P104"><text:span text:style-name="T1">Warm down:</text:span> 0.25 miles</text:p>
      <text:p text:style-name="P104">In the afternoon I ran on the Ernst Trail with 10 other runners.</text:p>
      <text:p text:style-name="P104">Warm up: 1 mile at about12:00/mile</text:p>
      <text:p text:style-name="P104">Run/jog with Rod: 3 miles averaging about 12:15/mile, working on run/jog routines for an ultra. </text:p>
      <text:p text:style-name="P91"/>
      <text:p text:style-name="P91"/>
      <text:p text:style-name="P91">20 or more cemetery loops:</text:p>
      <text:p text:style-name="P77"><text:tab/><text:tab/> <text:s text:c="3"/>min/mil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77">July <text:s/>30, 2023 24 loops, 7.62 miles, 11:16, <text:s text:c="53"/>sum ascent 530<text:span text:style-name="T11"> ft</text:span></text:p>
      <text:p text:style-name="P77">Aug <text:s/>13, 2023 20 loops, 6.40 miles, 11:08, <text:s text:c="53"/>sum ascent 440<text:span text:style-name="T11"> ft</text:span></text:p>
      <text:p text:style-name="P77">Aug <text:s/>19, 2023 20 loops, 6.40 miles, 10:13, <text:s text:c="53"/>sum ascent 440<text:span text:style-name="T11"> ft</text:span></text:p>
      <text:p text:style-name="P77">Aug <text:s/>26, 2023 20 loops, 6.40 miles, 11:15, <text:s text:c="53"/>sum ascent 440<text:span text:style-name="T11"> ft</text:span></text:p>
      <text:p text:style-name="P10"/>
      <text:p text:style-name="P10"/>
      <text:p text:style-name="P10">Times for 10 miles or over on the Ernst Trail</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text:soft-page-break/>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9085342590577286810" text:style-name="L36">
        <text:list-item>
          <text:list>
            <text:list-header>
              <text:p text:style-name="P194"><text:soft-page-break/>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 <text:s text:c="7"/></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text:soft-page-break/>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9-22T09:32:20.68</dc:date>
    <dc:creator>James Lombardi</dc:creator>
    <meta:editing-duration>P22DT20H23M29S</meta:editing-duration>
    <meta:editing-cycles>1841</meta:editing-cycles>
    <meta:generator>OpenOffice/4.1.2$Win32 OpenOffice.org_project/412m3$Build-9782</meta:generator>
    <meta:document-statistic meta:table-count="0" meta:image-count="9" meta:object-count="0" meta:page-count="185" meta:paragraph-count="5354" meta:word-count="57652" meta:character-count="295645"/>
  </office:meta>
</office:document-meta>
</file>